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625in" fo:margin-left="0in" fo:margin-top="0in" fo:margin-bottom="0in" table:align="left"/>
    </style:style>
    <style:style style:name="Table1.A" style:family="table-column">
      <style:table-column-properties style:column-width="1.1451in"/>
    </style:style>
    <style:style style:name="Table1.B" style:family="table-column">
      <style:table-column-properties style:column-width="1.1354in"/>
    </style:style>
    <style:style style:name="Table1.C" style:family="table-column">
      <style:table-column-properties style:column-width="2.2292in"/>
    </style:style>
    <style:style style:name="Table1.D" style:family="table-column">
      <style:table-column-properties style:column-width="2.052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618in" fo:margin-left="0in" fo:margin-top="0in" fo:margin-bottom="0in" table:align="left"/>
    </style:style>
    <style:style style:name="Table2.A" style:family="table-column">
      <style:table-column-properties style:column-width="0.625in"/>
    </style:style>
    <style:style style:name="Table2.B" style:family="table-column">
      <style:table-column-properties style:column-width="1.0729in"/>
    </style:style>
    <style:style style:name="Table2.C" style:family="table-column">
      <style:table-column-properties style:column-width="0.8431in"/>
    </style:style>
    <style:style style:name="Table2.E" style:family="table-column">
      <style:table-column-properties style:column-width="2.0632in"/>
    </style:style>
    <style:style style:name="Table2.F" style:family="table-column">
      <style:table-column-properties style:column-width="1.113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625in" fo:margin-left="0in" fo:margin-top="0in" fo:margin-bottom="0in" table:align="left"/>
    </style:style>
    <style:style style:name="Table3.A" style:family="table-column">
      <style:table-column-properties style:column-width="0.8118in"/>
    </style:style>
    <style:style style:name="Table3.B" style:family="table-column">
      <style:table-column-properties style:column-width="1.4688in"/>
    </style:style>
    <style:style style:name="Table3.C" style:family="table-column">
      <style:table-column-properties style:column-width="0.8958in"/>
    </style:style>
    <style:style style:name="Table3.D" style:family="table-column">
      <style:table-column-properties style:column-width="0.9167in"/>
    </style:style>
    <style:style style:name="Table3.E" style:family="table-column">
      <style:table-column-properties style:column-width="0.6986in"/>
    </style:style>
    <style:style style:name="Table3.F" style:family="table-column">
      <style:table-column-properties style:column-width="0.8125in"/>
    </style:style>
    <style:style style:name="Table3.G" style:family="table-column">
      <style:table-column-properties style:column-width="0.957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50%" fo:orphans="0" fo:widows="0"/>
    </style:style>
    <style:style style:name="P4" style:family="paragraph" style:parent-style-name="Standard">
      <style:text-properties fo:font-weight="bold" style:font-weight-asian="bold"/>
    </style:style>
    <style:style style:name="P5" style:family="paragraph" style:parent-style-name="Standard">
      <style:paragraph-properties fo:line-height="150%" fo:orphans="0" fo:widows="0"/>
      <style:text-properties fo:font-size="12pt" style:font-size-asian="12pt" style:font-size-complex="12pt"/>
    </style:style>
    <style:style style:name="P6" style:family="paragraph" style:parent-style-name="Standard">
      <style:text-properties fo:font-size="12pt" fo:font-weight="bold" style:font-size-asian="12pt" style:font-weight-asian="bold" style:font-size-complex="12pt"/>
    </style:style>
    <style:style style:name="P7" style:family="paragraph" style:parent-style-name="Standard">
      <style:paragraph-properties fo:line-height="150%" fo:orphans="0" fo:widows="0"/>
      <style:text-properties fo:font-size="12pt" fo:font-weight="bold" style:font-size-asian="12pt" style:font-weight-asian="bold" style:font-size-complex="12pt"/>
    </style:style>
    <style:style style:name="P8" style:family="paragraph" style:parent-style-name="Standard">
      <style:paragraph-properties fo:line-height="100%" fo:orphans="0" fo:widows="0"/>
    </style:style>
    <style:style style:name="P9" style:family="paragraph" style:parent-style-name="Standard">
      <style:paragraph-properties fo:margin-top="0.1665in" fo:margin-bottom="0in" loext:contextual-spacing="false" fo:line-height="115%"/>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line-height="115%" fo:text-indent="0in" style:auto-text-indent="false"/>
    </style:style>
    <style:style style:name="P12" style:family="paragraph" style:parent-style-name="Standard">
      <style:paragraph-properties fo:margin-left="0in" fo:margin-right="0in" fo:margin-top="0.0783in" fo:margin-bottom="0.1965in" loext:contextual-spacing="false" fo:line-height="120%" fo:orphans="0" fo:widows="0" fo:text-indent="0in" style:auto-text-indent="false"/>
    </style:style>
    <style:style style:name="P13" style:family="paragraph" style:parent-style-name="Standard" style:list-style-name="WWNum2">
      <style:paragraph-properties fo:margin-left="0.5in" fo:margin-right="0in" fo:line-height="115%" fo:text-indent="-0.25in" style:auto-text-indent="false"/>
    </style:style>
    <style:style style:name="P14" style:family="paragraph" style:parent-style-name="Standard">
      <style:paragraph-properties fo:break-before="page"/>
    </style:style>
    <style:style style:name="P15" style:family="paragraph" style:parent-style-name="Standard">
      <style:paragraph-properties fo:margin-left="-0.4374in" fo:margin-right="0in" fo:margin-top="0in" fo:margin-bottom="0.0972in" loext:contextual-spacing="false" fo:line-height="120%" fo:orphans="0" fo:widows="0" fo:text-indent="0in" style:auto-text-indent="false"/>
    </style:style>
    <style:style style:name="P16" style:family="paragraph" style:parent-style-name="Standard" style:list-style-name="WWNum1">
      <style:paragraph-properties fo:margin-left="0.0626in" fo:margin-right="0in" fo:margin-top="0.0783in" fo:margin-bottom="0.1965in" loext:contextual-spacing="false" fo:line-height="120%" fo:text-align="start" style:justify-single-word="false" fo:keep-together="auto" fo:orphans="0" fo:widows="0" fo:text-indent="-0.5in" style:auto-text-indent="false" fo:padding="0in" fo:border="none" fo:keep-with-next="auto"/>
    </style:style>
    <style:style style:name="P17" style:family="paragraph" style:parent-style-name="Standard">
      <style:paragraph-properties fo:margin-left="0.0626in" fo:margin-right="0in" fo:margin-top="0.0783in" fo:margin-bottom="0.1965in" loext:contextual-spacing="false" fo:line-height="120%" fo:text-align="start" style:justify-single-word="false" fo:keep-together="auto" fo:orphans="0" fo:widows="0" fo:text-indent="0in" style:auto-text-indent="false" fo:padding="0in" fo:border="none" fo:keep-with-next="auto"/>
    </style:style>
    <style:style style:name="P18" style:family="paragraph" style:parent-style-name="Standard">
      <style:paragraph-properties fo:margin-left="0.0626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19" style:family="paragraph" style:parent-style-name="Standard">
      <style:paragraph-properties fo:margin-left="0.0626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tyle="italic" style:font-style-asian="italic"/>
    </style:style>
    <style:style style:name="P20" style:family="paragraph" style:parent-style-name="Standard">
      <style:paragraph-properties fo:margin-left="0.5in" fo:margin-right="0in" fo:margin-top="0in" fo:margin-bottom="0.0972in" loext:contextual-spacing="false" fo:line-height="120%" fo:orphans="0" fo:widows="0" fo:text-indent="0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line-height="100%" fo:orphans="0" fo:widows="0" fo:text-indent="0in" style:auto-text-indent="false"/>
    </style:style>
    <style:style style:name="P23" style:family="paragraph" style:parent-style-name="Standard" style:list-style-name="WWNum1">
      <style:paragraph-properties fo:margin-left="0.6252in" fo:margin-right="0in" fo:margin-top="0.0783in" fo:margin-bottom="0.1965in" loext:contextual-spacing="false" fo:line-height="120%" fo:text-align="start" style:justify-single-word="false" fo:keep-together="auto" fo:orphans="0" fo:widows="0" fo:text-indent="-0.5626in" style:auto-text-indent="false" fo:padding="0in" fo:border="none" fo:keep-with-next="auto"/>
    </style:style>
    <style:style style:name="P24" style:family="paragraph" style:parent-style-name="Standard">
      <style:paragraph-properties fo:margin-left="0.75in" fo:margin-right="0in" fo:text-indent="0in" style:auto-text-indent="false"/>
    </style:style>
    <style:style style:name="P25" style:family="paragraph" style:parent-style-name="Standard">
      <style:paragraph-properties fo:margin-left="0.75in" fo:margin-right="0in" fo:text-indent="0in" style:auto-text-indent="false"/>
      <style:text-properties fo:font-style="italic" style:font-style-asian="italic"/>
    </style:style>
    <style:style style:name="P26" style:family="paragraph" style:parent-style-name="Standard">
      <style:paragraph-properties fo:margin-left="0.0626in" fo:margin-right="0in" fo:text-indent="0in" style:auto-text-indent="false"/>
    </style:style>
    <style:style style:name="P27" style:family="paragraph" style:parent-style-name="Standard">
      <style:paragraph-properties fo:margin-left="0.0626in" fo:margin-right="0in" fo:margin-top="0.0783in" fo:margin-bottom="0.1965in" loext:contextual-spacing="false" fo:line-height="120%" fo:orphans="0" fo:widows="0" fo:text-indent="0in" style:auto-text-indent="false"/>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0" style:family="paragraph" style:parent-style-name="Standard">
      <style:paragraph-properties fo:margin-left="0in" fo:margin-right="0in" fo:margin-top="0.0783in" fo:margin-bottom="0.1965in" loext:contextual-spacing="false" fo:line-height="12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6874in" fo:margin-right="0in" fo:margin-top="0.0783in" fo:margin-bottom="0.1965in" loext:contextual-spacing="false" fo:line-height="120%"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margin-top="0.0783in" fo:margin-bottom="0.1965in" loext:contextual-spacing="false" fo:line-height="120%" fo:text-align="start" style:justify-single-word="false" fo:keep-together="auto" fo:orphans="0" fo:widows="0" fo:text-indent="0.5in" style:auto-text-indent="false" fo:padding="0in" fo:border="none" fo:keep-with-next="auto"/>
    </style:style>
    <style:style style:name="P33" style:family="paragraph" style:parent-style-name="Standard">
      <style:paragraph-properties fo:margin-left="0.6252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34" style:family="paragraph" style:parent-style-name="Standard" style:list-style-name="WWNum1">
      <style:paragraph-properties fo:margin-left="0.0626in" fo:margin-right="0in" fo:margin-top="0.0783in" fo:margin-bottom="0.1965in" loext:contextual-spacing="false" fo:line-height="120%" fo:orphans="0" fo:widows="0" fo:text-indent="-0.5in" style:auto-text-indent="false"/>
    </style:style>
    <style:style style:name="P35" style:family="paragraph" style:parent-style-name="Standard" style:list-style-name="WWNum1">
      <style:paragraph-properties fo:margin-left="1.3126in" fo:margin-right="0in" fo:margin-top="0.0783in" fo:margin-bottom="0.1965in" loext:contextual-spacing="false" fo:line-height="120%" fo:text-align="start" style:justify-single-word="false" fo:keep-together="auto" fo:orphans="0" fo:widows="0" fo:text-indent="-0.75in" style:auto-text-indent="false" fo:padding="0in" fo:border="none" fo:keep-with-next="auto"/>
    </style:style>
    <style:style style:name="P36" style:family="paragraph" style:parent-style-name="Standard">
      <style:paragraph-properties fo:margin-left="0.75in" fo:margin-right="0in" fo:margin-top="0.0783in" fo:margin-bottom="0.1965in" loext:contextual-spacing="false" fo:line-height="120%" fo:orphans="0" fo:widows="0" fo:text-indent="-1.1874in" style:auto-text-indent="false"/>
    </style:style>
    <style:style style:name="P37" style:family="paragraph" style:parent-style-name="Standard" style:list-style-name="WWNum1">
      <style:paragraph-properties fo:margin-left="0.1252in" fo:margin-right="0in" fo:margin-top="0.0783in" fo:margin-bottom="0.1965in" loext:contextual-spacing="false" fo:line-height="120%" fo:orphans="0" fo:widows="0" fo:text-indent="-0.5626in" style:auto-text-indent="false"/>
    </style:style>
    <style:style style:name="P38" style:family="paragraph" style:parent-style-name="Standard" style:list-style-name="WWNum1">
      <style:paragraph-properties fo:margin-left="0.0626in" fo:margin-right="0in" fo:margin-top="0.0783in" fo:margin-bottom="0.1965in" loext:contextual-spacing="false" fo:line-height="120%" fo:orphans="0" fo:widows="0" fo:text-indent="-0.5626in" style:auto-text-indent="false"/>
    </style:style>
    <style:style style:name="P39" style:family="paragraph" style:parent-style-name="Standard">
      <style:paragraph-properties fo:margin-left="1.0626in" fo:margin-right="0in" fo:margin-top="0.0783in" fo:margin-bottom="0.1965in" loext:contextual-spacing="false" fo:line-height="120%"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top="0.0783in" fo:margin-bottom="0.1965in" loext:contextual-spacing="false" fo:line-height="120%" fo:orphans="0" fo:widows="0"/>
    </style:style>
    <style:style style:name="P41" style:family="paragraph" style:parent-style-name="Standard">
      <style:paragraph-properties fo:margin-left="1.0626in" fo:margin-right="0in" fo:text-indent="0in" style:auto-text-indent="false"/>
    </style:style>
    <style:style style:name="P42" style:family="paragraph" style:parent-style-name="Standard" style:list-style-name="WWNum1">
      <style:paragraph-properties fo:margin-left="0.5626in" fo:margin-right="0in" fo:margin-top="0.0783in" fo:margin-bottom="0.1965in" loext:contextual-spacing="false" fo:line-height="120%" fo:orphans="0" fo:widows="0" fo:text-indent="-0.5626in" style:auto-text-indent="false"/>
    </style:style>
    <style:style style:name="P43" style:family="paragraph" style:parent-style-name="Standard" style:list-style-name="WWNum1">
      <style:paragraph-properties fo:margin-left="0.6252in" fo:margin-right="0in" fo:margin-top="0.0783in" fo:margin-bottom="0.1965in" loext:contextual-spacing="false" fo:line-height="120%" fo:orphans="0" fo:widows="0" fo:text-indent="-0.5626in" style:auto-text-indent="false"/>
    </style:style>
    <style:style style:name="P44" style:family="paragraph" style:parent-style-name="Standard" style:list-style-name="WWNum1">
      <style:paragraph-properties fo:margin-left="1.25in" fo:margin-right="0in" fo:margin-top="0.0783in" fo:margin-bottom="0.1965in" loext:contextual-spacing="false" fo:line-height="120%" fo:orphans="0" fo:widows="0" fo:text-indent="-0.6874in" style:auto-text-indent="false"/>
    </style:style>
    <style:style style:name="P45" style:family="paragraph" style:parent-style-name="Heading_20_1">
      <style:paragraph-properties fo:line-height="115%"/>
    </style:style>
    <style:style style:name="P46" style:family="paragraph" style:parent-style-name="Heading_20_1">
      <style:paragraph-properties fo:margin-top="0.1665in" fo:margin-bottom="0.0835in" loext:contextual-spacing="false" fo:line-height="115%"/>
    </style:style>
    <style:style style:name="P47" style:family="paragraph" style:parent-style-name="Heading_20_1">
      <style:paragraph-properties fo:break-before="page"/>
    </style:style>
    <style:style style:name="P48" style:family="paragraph" style:parent-style-name="Heading_20_1">
      <style:paragraph-properties fo:margin-left="0.3in" fo:margin-right="0in" fo:margin-top="0.1665in" fo:margin-bottom="0.0972in" loext:contextual-spacing="false" fo:line-height="120%" fo:keep-together="auto" fo:orphans="0" fo:widows="0" fo:text-indent="0in" style:auto-text-indent="false" fo:break-before="page"/>
    </style:style>
    <style:style style:name="P49" style:family="paragraph" style:parent-style-name="Heading_20_2" style:list-style-name="WWNum1">
      <style:paragraph-properties fo:margin-left="-0.1874in" fo:margin-right="0in" fo:margin-top="0.0783in" fo:margin-bottom="0.1965in" loext:contextual-spacing="false" fo:line-height="120%" fo:text-align="start" style:justify-single-word="false" fo:keep-together="auto" fo:orphans="0" fo:widows="0" fo:text-indent="-0.3752in" style:auto-text-indent="false" fo:padding="0in" fo:border="none" fo:keep-with-next="always"/>
    </style:style>
    <style:style style:name="P50" style:family="paragraph" style:parent-style-name="Heading_20_2">
      <style:paragraph-properties fo:margin-left="0.75in" fo:margin-right="0in" fo:margin-top="0.0783in" fo:margin-bottom="0.1965in" loext:contextual-spacing="false" fo:line-height="120%" fo:orphans="0" fo:widows="0" fo:text-indent="0in" style:auto-text-indent="false"/>
    </style:style>
    <style:style style:name="P51" style:family="paragraph" style:parent-style-name="Heading_20_2" style:list-style-name="WWNum1">
      <style:paragraph-properties fo:margin-left="-0.1874in" fo:margin-right="0in" fo:margin-top="0.0783in" fo:margin-bottom="0.1965in" loext:contextual-spacing="false" fo:line-height="120%" fo:keep-together="auto" fo:orphans="0" fo:widows="0" fo:text-indent="-0.3752in" style:auto-text-indent="false"/>
    </style:style>
    <style:style style:name="P52" style:family="paragraph" style:parent-style-name="Heading_20_2">
      <style:paragraph-properties fo:margin-top="0.0783in" fo:margin-bottom="0.1965in" loext:contextual-spacing="false" fo:line-height="120%" fo:orphans="0" fo:widows="0" fo:break-before="page"/>
    </style:style>
    <style:style style:name="P53" style:family="paragraph" style:parent-style-name="Heading_20_2">
      <style:paragraph-properties fo:margin-top="0.0783in" fo:margin-bottom="0.1965in" loext:contextual-spacing="false" fo:line-height="120%" fo:orphans="0" fo:widows="0"/>
    </style:style>
    <style:style style:name="P54" style:family="paragraph" style:parent-style-name="Title" style:master-page-name="Standard">
      <style:paragraph-properties fo:line-height="115%"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8pt" style:font-size-asian="18pt" style:font-size-complex="18pt"/>
    </style:style>
    <style:style style:name="T3" style:family="text">
      <style:text-properties fo:font-weight="bold" style:font-weight-asian="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4pt" fo:font-weight="bold" style:font-size-asian="14pt" style:font-weight-asian="bold" style:font-size-complex="14pt"/>
    </style:style>
    <style:style style:name="T8" style:family="text">
      <style:text-properties fo:font-size="14pt" style:font-size-asian="14pt" style:font-size-complex="14pt"/>
    </style:style>
    <style:style style:name="T9" style:family="text">
      <style:text-properties fo:color="#1155cc" fo:font-size="12pt" style:text-underline-style="solid" style:text-underline-width="auto" style:text-underline-color="font-color" style:font-size-asian="12pt" style:font-size-complex="12pt"/>
    </style:style>
    <style:style style:name="T10" style:family="text">
      <style:text-properties fo:font-size="12.5pt" style:font-size-asian="12.5pt" style:font-size-complex="12.5pt"/>
    </style:style>
    <style:style style:name="T11" style:family="text">
      <style:text-properties style:font-name="Arial" fo:font-size="12.5pt" style:font-name-asian="Arial1" style:font-size-asian="12.5pt" style:font-name-complex="Arial1" style:font-size-complex="12.5pt"/>
    </style:style>
    <style:style style:name="T12" style:family="text">
      <style:text-properties style:font-name="Arial" style:font-name-asian="Arial1" style:font-name-complex="Arial1"/>
    </style:style>
    <style:style style:name="T13" style:family="text">
      <style:text-properties fo:font-style="italic" style:font-style-asian="italic"/>
    </style:style>
    <style:style style:name="T14" style:family="text">
      <style:text-properties style:text-underline-style="none"/>
    </style:style>
    <style:style style:name="T15" style:family="text">
      <style:text-properties fo:font-size="10pt" style:font-size-asian="10pt"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6gtpprpmnjv"/><text:span text:style-name="T1">Co-operation Agreement</text:span></text:p>
      <text:p text:style-name="P2"/>
      <text:p text:style-name="P2"/>
      <text:p text:style-name="P1"/>
      <text:p text:style-name="P1"/>
      <text:p text:style-name="P1">The purpose of a co-operation agreement is to enable different people and organisations to work together towards a common goal. While working together will benefit everyone who joins the agreement it does so primarily by enabling each person to achieve their objective. </text:p>
      <text:p text:style-name="P1"/>
      <text:p text:style-name="P1">This document assists people wanting to create a cooperation agreement. It consists of three parts; an introduction to a few basic concepts, questions and model provisions. But the model provisions are not a template that can just be filled in. At some point there are options that may be selected, and not all of the clauses are useful for everyone. For some agreements many or even most the clauses will be irrelevant. When that is that case leave them out. </text:p>
      <text:p text:style-name="P1"/>
      <text:p text:style-name="P1"/>
      <text:p text:style-name="P45"><text:bookmark text:name="_r0za41yt16m6"/><text:span text:style-name="T2">Introduction to Co-operation Agreements</text:span></text:p>
      <text:p text:style-name="P9"/>
      <text:p text:style-name="P9">The main function of a co-operation agreement is to help people to understand each other. Shared <text:s/>understanding is essential to effective cooperation. But new people join organisations, roles change and sometimes people with the most knowledge leave. An agreement keeps a record of understanding. The process of creating the agreement using this resource clarifies many of the issues that people planning to cooperate must decide. But it is not exhaustive, there may be issues specific to a situation that should be covered in an agreement that aren’t raised by the questions or dealt with in the model clauses. It’s your agreement, you decide whether to add other issues.</text:p>
      <text:p text:style-name="P9"/>
      <text:p text:style-name="P9">Who</text:p>
      <text:p text:style-name="P9">The questions begin with asking who is making the agreement. This may not be as simple as one might think. In law usually only humans and ‘legal persons’ are able to make agreements. If an organisation is not registered as a non-profit company, or for that matter a for-profit company then you need to ask whether it is a legal person. It may be something else, a public university, city or trade union but for the agreement to be meaningful you need to find out what it is and describe it in the agreement. The questions and model provisions refer to humans and legal persons as persons because for most people this is easier to understand than ‘party’ or ‘undersigned’. </text:p>
      <text:p text:style-name="P9">If a human is signing the agreement on their own behalf then they <text:s/>must be an adult who has the capacity to sign agreements. If a child (non-adult) is signing the agreement then their parent or legal guardian must also sign it.</text:p>
      <text:p text:style-name="P9"/>
      <text:p text:style-name="P9">Clarity</text:p>
      <text:p text:style-name="P9">The questions and model provisions can be very helpful raising issues that you might not have considered and making sure that many essential questions are asked and answered with some precision. That should let you concentrate on the core of the agreement, what is each person going to do. Every cooperative agreement is different so it's not possible for a resource of this kind to give precise wording that will work for the most important part of the agreement. But it is essential that this is described with enough clear detail so that everyone knows what is expected of them. It is helpful to clarify three seperate things: the objective (the change we want to create in the world), the dynamic (what needs to happen for the change to come about) and the actions (what must be done). Each action that must be done must be assigned to one or more persons as their responsibility.</text:p>
      <text:p text:style-name="P9"><text:soft-page-break/>Its up to you how you want to approach this. You can describe what you want to achieve and then in fairly abstract terms what each person will contribute to achieve the objective. You could set out in detail who will do and by when. If you take this approach it is often helpful to put all that detail in a table that is annexed to the main agreement. You can even agree to update the table from time to time. </text:p>
      <text:p text:style-name="P9">You don’t have to decide everything beforehand. It is helpful to agree how you will respond collectively to contingencies but sometimes you just don’t know. It is helpful to say how you will work together to respond to contingencies, what is your process to agree to a joint response?</text:p>
      <text:p text:style-name="P9"/>
      <text:p text:style-name="P9">Risk</text:p>
      <text:p text:style-name="P9">Working together sometimes involves risk. The agreement only needs to be explicit about risk if working together creates a new risk for more than one of the participants and that risk is not dealt with by default rules. For example during working together some people might travel in a car belonging to someone else. The ordinary rules about insurance, complying with road rules and what happens in an accident will apply. There is no need to deal with this in the contract. Similarly if one person hosts others at it offices, the usual rules about occupational health and safety apply. If working together creates a new risk for more than one of the participants, and default rules do not apply then you may want to agree what the risk is, who bears the risk and what everyone concerned will do to mitigate the risk. Who bears the risk may change for example if one person gives something to someone else then the risk in the thing that is given may be transferred at the same time. If there is such a risk then you may want to agree common sense rules about who bears the risk and if it passes from one person to another when it does so. Assessing risk is often difficult. It is not always necessary to have risk provisions in a co-operation agreement.</text:p>
      <text:p text:style-name="P9"/>
      <text:p text:style-name="P9">Assets </text:p>
      <text:p text:style-name="P9">Working together often produces something, that is one good reason to work together. But what is produced may outlive the cooperation agreement or be valuable in other contexts. It is important to agree who will get to use work products. More rarely working together will result in something that the law regards as an asset; a physical product, land, shares in a company or an option to purchase something. But most cooperation agreements although they produce socially valuable outcomes don’t produce physical or financial assets. The issue only arises when cooperation results in the creation or acquisition of something that the participants wouldn’t have created or acquired if it were not for the agreement. Although an asset may be created or acquired as the result of joint effort the law requires that someone has to own that asset. It may be possible to co-own the asset but then if registration of ownership is required then all the co-owners must be registered. Co-ownership especially if it lasts beyond the period of cooperation is difficult to manage so it is almost always better to have a single owner for an asset. If a lot of assets are going to be created cooperatively then it is usually better to incorporate a company to hold the assets. At that point its best to seek specific legal advice. Like risk the issue of assets may simply not arise.</text:p>
      <text:p text:style-name="P9">Intellectual property</text:p>
      <text:p text:style-name="P9">The phrase intellectual property may be confusing if it leads people to think that there is something called intellectual property that is not a particular kind of intellectual property such as copyright, patent or trademark. When working together requires that a patent or trademark must be registered (they don’t exist without registration) then the agreement should say who will register the trademark or patent; who will pay for it, and who will own it. If the trademark is going to be used to enforce a standard then the agreement should state that.</text:p>
      <text:p text:style-name="P9">Copyright doesn’t require registration, it is automatic. When people create knowledge that is recorded on paper or digitally then copyright arises automatically. Joint ownership of copyright is the most likely joint ownership issue that needs to be dealt with in a cooperation agreement. <text:s/>But there are also the most developed legal tools to deal with copyright. Open licences such as open source copyright licences and Creative Commons licenses give everyone working together, and everyone else, the right to use and improve the knowledge no matter who owns it.</text:p>
      <text:p text:style-name="P11"/>
      <text:p text:style-name="P11">Data is often claimed to be an asset. But when it is the personal data of other people then it is more a responsibility. If your work together collects or involves the exchange of personal data then the agreement should state who will gather the data, who will keep the data safe and who will get to use the data. One of the participants will have to be designated as custodian of the personal data but everyone who can access it will have to agree to appropriate safeguards for the data. </text:p>
      <text:p text:style-name="P46"><text:bookmark text:name="_t3i9cgg1rcx0"/><text:span text:style-name="T2">Questions:</text:span></text:p>
      <text:p text:style-name="P9"/>
      <text:list xml:id="list1809656503" text:style-name="WWNum2">
        <text:list-item>
          <text:p text:style-name="P13">Who is joining the agreement? </text:p>
        </text:list-item>
        <text:list-item>
          <text:p text:style-name="P13">For each person joining the agreement what are they; a company, an adult human or another legal person?</text:p>
        </text:list-item>
        <text:list-item>
          <text:p text:style-name="P13">Who will sign the agreement for each person? What authority do they have to sign the agreement?</text:p>
        </text:list-item>
        <text:list-item>
          <text:p text:style-name="P13">What are you working together to achieve? (Objective)</text:p>
        </text:list-item>
        <text:list-item>
          <text:p text:style-name="P13">What needs to happen for the desired change to be realised? (Method)</text:p>
        </text:list-item>
        <text:list-item>
          <text:p text:style-name="P13">For each person what are they solely responsible to do? </text:p>
        </text:list-item>
        <text:list-item>
          <text:p text:style-name="P13"><text:soft-page-break/>Which responsibilities are joint responsibilities?</text:p>
        </text:list-item>
        <text:list-item>
          <text:p text:style-name="P13">Who shares joint responsibilities?</text:p>
        </text:list-item>
        <text:list-item>
          <text:p text:style-name="P13">What is the time frame? Will the agreement last indefinitely or for a fixed period?</text:p>
        </text:list-item>
        <text:list-item>
          <text:p text:style-name="P13">Will it be possible to extend or renew a fixed period of time?</text:p>
        </text:list-item>
        <text:list-item>
          <text:p text:style-name="P13">Who at each organisation is responsible for communications to the other/s?</text:p>
        </text:list-item>
        <text:list-item>
          <text:p text:style-name="P13">Who in each organization is responsible for decisions made by that organisation for this venture?</text:p>
        </text:list-item>
        <text:list-item>
          <text:p text:style-name="P13">Who is responsible for communications to the world about the project? </text:p>
        </text:list-item>
        <text:list-item>
          <text:p text:style-name="P13">Can anyone from any organisation communicate? </text:p>
        </text:list-item>
        <text:list-item>
          <text:p text:style-name="P13">Must a communication that comes from the venture be agreed by all participants? If so, what is the protocol to agree on communication?</text:p>
        </text:list-item>
        <text:list-item>
          <text:p text:style-name="P13">Will there be joint events or online many to many communication channels?</text:p>
        </text:list-item>
        <text:list-item>
          <text:p text:style-name="P13">If so then do existing codes of conduct apply to the interactions or one will events and online interactions apply a Code of Conduct specified in the contract? <text:s/></text:p>
        </text:list-item>
        <text:list-item>
          <text:p text:style-name="P13">Will any physical assets be created together? Is so who owns the assets?</text:p>
        </text:list-item>
        <text:list-item>
          <text:p text:style-name="P13">Will any text, software, video or other intellectual output be created jointly?</text:p>
        </text:list-item>
        <text:list-item>
          <text:p text:style-name="P13"><text:s/>If so, who owns the copyright to those outputs? </text:p>
        </text:list-item>
        <text:list-item>
          <text:p text:style-name="P13">Will the outputs be licensed under an open license? </text:p>
        </text:list-item>
        <text:list-item>
          <text:p text:style-name="P13">If so which open licence? </text:p>
        </text:list-item>
        <text:list-item>
          <text:p text:style-name="P13">Will any patents, trademarks, designs or trade secrets be co-created? If so, in whose name will the patents, trademark or designs be registered?</text:p>
        </text:list-item>
        <text:list-item>
          <text:p text:style-name="P13">Will any trade secrets be created together?</text:p>
        </text:list-item>
        <text:list-item>
          <text:p text:style-name="P13">Will there be a special brand for the venture? If so, who will direct the branding?</text:p>
        </text:list-item>
        <text:list-item>
          <text:p text:style-name="P13">Will website/s or social media profiles be created for the venture? If so, who will control the websites/twitter handles?</text:p>
        </text:list-item>
        <text:list-item>
          <text:p text:style-name="P13">Will personal data from people be collected as part of the venture? If so, who will be responsible for ensuring that the data will be handled in an appropriate manner? </text:p>
        </text:list-item>
        <text:list-item>
          <text:p text:style-name="P13"><text:soft-page-break/>How will everyone agree to deal with personal data responsibly?</text:p>
        </text:list-item>
        <text:list-item>
          <text:p text:style-name="P13">Will anyone get confidential information from anyone else? If so will it be labelled? What are the expectations in respect of confidential information?</text:p>
        </text:list-item>
        <text:list-item>
          <text:p text:style-name="P13">Will anyone give money to someone else in the venture? If so on what basis? For example paying for expenses? </text:p>
        </text:list-item>
        <text:list-item>
          <text:p text:style-name="P13">Are there funders of the joint work? If so, who is responsible for communications to the funder(s)?</text:p>
        </text:list-item>
        <text:list-item>
          <text:p text:style-name="P13"><text:s/>How does everyone intend to work with the funders in future?</text:p>
        </text:list-item>
        <text:list-item>
          <text:p text:style-name="P13">How will everyone decide what will happen to the venture in future?</text:p>
        </text:list-item>
        <text:list-item>
          <text:p text:style-name="P13">How does someone leave the agreement? </text:p>
        </text:list-item>
        <text:list-item>
          <text:p text:style-name="P13">What else does everyone want included in the agreement?</text:p>
        </text:list-item>
      </text:list>
      <text:p text:style-name="P1"/>
      <text:p text:style-name="P1"/>
      <text:p text:style-name="P47"><text:bookmark text:name="_3jy39glnc4tu"/><text:span text:style-name="T2">Model Provisions</text:span></text:p>
      <text:p text:style-name="Standard"/>
      <text:p text:style-name="Standard">This agreement has three parts; the Specifications, the General Provisions and the Annexes. </text:p>
      <text:p text:style-name="Standard"/>
      <text:p text:style-name="Heading_20_2"><text:bookmark text:name="_g03ioqwcxc02"/><text:span text:style-name="T3">Specifications</text:span></text:p>
      <text:p text:style-name="P3"><text:span text:style-name="T4">This agreement is void if all the Specifications are not completed at the time of Signature.</text:span></text:p>
      <text:p text:style-name="Standard"/>
      <text:p text:style-name="Standard"/>
      <text:p text:style-name="Standard"><text:span text:style-name="T7">Participants:</text:span></text:p>
      <text:p text:style-name="P4"/>
      <text:p text:style-name="Standard"><text:span text:style-name="T5">1st Participant:</text:span></text:p>
      <text:p text:style-name="Standard"><text:span text:style-name="T5">Full legal name:</text:span></text:p>
      <text:p text:style-name="Standard"><text:span text:style-name="T5">Legal Description: </text:span></text:p>
      <text:p text:style-name="Standard"><text:span text:style-name="T4">[Participant] is</text:span></text:p>
      <text:p text:style-name="P3"><text:span text:style-name="T4">{A. a natural person or</text:span></text:p>
      <text:p text:style-name="P3"><text:span text:style-name="T4">B. a company, with registration number [insert registration number] registered in [insert where registered e.g. Delaware, Hong Kong]</text:span></text:p>
      <text:p text:style-name="P3"><text:span text:style-name="T4">C. </text:span><text:span text:style-name="T6">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3"><text:span text:style-name="T5">Full Name of Person Signing on behalf of [Name of Participant]</text:span><text:span text:style-name="T4"> </text:span></text:p>
      <text:p text:style-name="P3"><text:span text:style-name="T5">Authority of Signatory on behalf of <text:s/>[Name of Participant] </text:span></text:p>
      <text:p text:style-name="P3"><text:span text:style-name="T8"><text:s/></text:span><text:span text:style-name="T4">The Signatory is <text:s/></text:span><text:span text:style-name="T8"><text:line-break/></text:span><text:span text:style-name="T4">A. also [Participant] and is signing on his/her/their own behalf</text:span></text:p>
      <text:p text:style-name="P3"><text:span text:style-name="T4">B. signing on behalf of a company <text:line-break/>{Give the Title of Person signing on behalf of company e.g. Chief Executive Officer}</text:span></text:p>
      <text:p text:style-name="P3"><text:soft-page-break/><text:span text:style-name="T4">C. Not signing on her own behalf and not signing on behalf of a company but signing on behalf of [Participant]<text:line-break/>[</text:span><text:span text:style-name="T6">Give a legal description of theParticipant] e.g. partnership, trust <text:s/>and also describe the role of the person signing on behalf of the Participant e.g. managing partner of a partnership, trustee of a trust, agent of another person etc</text:span><text:span text:style-name="T4">.]</text:span></text:p>
      <text:p text:style-name="P3"><text:span text:style-name="T5">Email Address for Contract Notices to [Participant</text:span><text:span text:style-name="T4">]:</text:span></text:p>
      <text:p text:style-name="P3"><text:span text:style-name="T5">Physical Address for Notice to [Participant]:</text:span></text:p>
      <text:p text:style-name="P3"><text:span text:style-name="T5">Decision Maker for [Participant]:</text:span></text:p>
      <text:p text:style-name="P3"><text:span text:style-name="T5">Email Address of Decision Maker for [Participant]:</text:span></text:p>
      <text:p text:style-name="P3"><text:span text:style-name="T5">Mobile Phone Number of Decision Maker for [Participant]:</text:span></text:p>
      <text:p text:style-name="P3"><text:span text:style-name="T5">Communication Person for [</text:span><text:span text:style-name="T5"><office:annotation office:name="__Annotation__113_235228237"><dc:creator>Andrew Rens</dc:creator><dc:date>2020-06-23T07:47:58</dc:date><text:p><text:span text:style-name="T16">There could be multiple liason people on different issues if need be. They should be specified in the agreement.</text:span></text:p></office:annotation></text:span><text:span text:style-name="T5">Participant</text:span><office:annotation-end office:name="__Annotation__113_235228237"/><text:span text:style-name="T5">]</text:span><text:span text:style-name="T4">:</text:span></text:p>
      <text:p text:style-name="P3"><text:span text:style-name="T5">Email Address of [Communication] for [Participant]:</text:span></text:p>
      <text:p text:style-name="P3"><text:span text:style-name="T5">Mobile Phone Number of Decision Maker for [Participant]:</text:span></text:p>
      <text:p text:style-name="P5"/>
      <text:p text:style-name="P5"/>
      <text:p text:style-name="Standard"><text:span text:style-name="T5">2nd </text:span><text:span text:style-name="T5"><office:annotation office:name="__Annotation__122_235228237"><dc:creator>Andrew Rens</dc:creator><dc:date>2020-07-05T03:30:31</dc:date><text:p><text:span text:style-name="T16">Any number of participants may be added. If there is a large number they can be listed in an Annex.</text:span></text:p></office:annotation></text:span><text:span text:style-name="T5">Participant</text:span><office:annotation-end office:name="__Annotation__122_235228237"/><text:span text:style-name="T5">:</text:span></text:p>
      <text:p text:style-name="Standard"><text:span text:style-name="T5">Full legal name:</text:span></text:p>
      <text:p text:style-name="Standard"><text:span text:style-name="T5">Legal Description: </text:span></text:p>
      <text:p text:style-name="Standard"><text:span text:style-name="T4">[Participant] is</text:span></text:p>
      <text:p text:style-name="P3"><text:span text:style-name="T4">{A. a natural person or</text:span></text:p>
      <text:p text:style-name="P3"><text:span text:style-name="T4">B. a company, with registration number [insert registration number] registered in [insert where registered e.g. Delaware, Hong Kong]</text:span></text:p>
      <text:p text:style-name="P3"><text:span text:style-name="T4">C. </text:span><text:span text:style-name="T6">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3"><text:span text:style-name="T5">Full Name of Person Signing on behalf of [Name of Participant]</text:span><text:span text:style-name="T4"> </text:span></text:p>
      <text:p text:style-name="P3"><text:span text:style-name="T5">Authority of Signatory on behalf of <text:s/>[Name of Participant] </text:span></text:p>
      <text:p text:style-name="P3"><text:span text:style-name="T8"><text:s/></text:span><text:span text:style-name="T4">The Signatory is <text:s/></text:span><text:span text:style-name="T8"><text:line-break/></text:span><text:span text:style-name="T4">A. also [Participant] and is signing on his/her/their own behalf</text:span></text:p>
      <text:p text:style-name="P3"><text:soft-page-break/><text:span text:style-name="T4">B. signing on behalf of a company <text:line-break/>{Give the Title of Person signing on behalf of company e.g. Chief Executive Officer}</text:span></text:p>
      <text:p text:style-name="P3"><text:span text:style-name="T4">C. Not signing on her own behalf and not signing on behalf of a company but signing on behalf of [Participant]<text:line-break/>[</text:span><text:span text:style-name="T6">Give a legal description of the Participant] e.g. partnership, trust <text:s/>and also describe the role of the person signing on behalf of the Participant e.g. managing partner of a partnership, trustee of a trust, agent of another person etc</text:span><text:span text:style-name="T4">.]</text:span></text:p>
      <text:p text:style-name="P3"><text:span text:style-name="T5">Email Address for Contract Notices to [Participant</text:span><text:span text:style-name="T4">]:</text:span></text:p>
      <text:p text:style-name="P3"><text:span text:style-name="T5">Physical Address for Notice to [Participant]:</text:span></text:p>
      <text:p text:style-name="P3"><text:span text:style-name="T5">Decision Maker for [Participant]:</text:span></text:p>
      <text:p text:style-name="P3"><text:span text:style-name="T5">Email Address of Decision Maker for [Participant]:</text:span></text:p>
      <text:p text:style-name="P3"><text:span text:style-name="T5">Mobile Phone Number of Decision Maker for [Participant]:</text:span></text:p>
      <text:p text:style-name="P3"><text:span text:style-name="T5">Communication Person for [</text:span><text:span text:style-name="T5"><office:annotation office:name="__Annotation__159_235228237"><dc:creator>Andrew Rens</dc:creator><dc:date>2020-06-23T07:47:58</dc:date><text:p><text:span text:style-name="T16">There could be multiple liason people on different issues if need be. They should be specified in the agreement.</text:span></text:p></office:annotation></text:span><text:span text:style-name="T5">Participant</text:span><office:annotation-end office:name="__Annotation__159_235228237"/><text:span text:style-name="T5">]</text:span><text:span text:style-name="T4">:</text:span></text:p>
      <text:p text:style-name="P3"><text:span text:style-name="T5">Email Address of [Communication] for [Participant]:</text:span></text:p>
      <text:p text:style-name="P3"><text:span text:style-name="T5">Mobile Phone Number of Decision Maker for [Participant]:</text:span></text:p>
      <text:p text:style-name="P5"/>
      <text:p text:style-name="P7"/>
      <text:p text:style-name="P3"><text:span text:style-name="T5">Co-operation </text:span><text:span text:style-name="T5"><office:annotation office:name="__Annotation__168_235228237"><dc:creator>Andrew Rens</dc:creator><dc:date>2020-06-23T08:06:39</dc:date><text:p><text:span text:style-name="T16">What are you working together to achieve?</text:span></text:p></office:annotation></text:span><text:span text:style-name="T5">Objective</text:span><office:annotation-end office:name="__Annotation__168_235228237"/><text:span text:style-name="T5">: </text:span></text:p>
      <text:p text:style-name="P7"/>
      <text:p text:style-name="P3"><text:span text:style-name="T5"><office:annotation office:name="__Annotation__173_235228237"><dc:creator>Andrew Rens</dc:creator><dc:date>2020-06-23T08:07:49</dc:date><text:p><text:span text:style-name="T16">How are you collectively going about achieving the objective.</text:span></text:p></office:annotation></text:span><text:span text:style-name="T5">Methods:</text:span><office:annotation-end office:name="__Annotation__173_235228237"/></text:p>
      <text:p text:style-name="P7"/>
      <text:p text:style-name="P7"/>
      <text:p text:style-name="P3"><text:span text:style-name="T5">Agreement Period: </text:span></text:p>
      <text:p text:style-name="P3"><text:span text:style-name="T4">The Agreement shall come into effect on [DD/MM/YYYY]</text:span></text:p>
      <text:p text:style-name="P3"><text:span text:style-name="T4">And shall continue indefinitely</text:span></text:p>
      <text:p text:style-name="P3"><text:span text:style-name="T6">OR</text:span></text:p>
      <text:p text:style-name="P3"><text:soft-page-break/><text:span text:style-name="T4"><text:s/>Shall continue until cancelled by a majority of the participants</text:span></text:p>
      <text:p text:style-name="P3"><text:span text:style-name="T6">OR</text:span></text:p>
      <text:p text:style-name="P3"><text:span text:style-name="T4">Shall terminated on [DD/MM/YYYY].</text:span></text:p>
      <text:p text:style-name="P7"/>
      <text:p text:style-name="P3"><text:span text:style-name="T5">Task Coordinator</text:span><text:span text:style-name="T4">:</text:span></text:p>
      <text:p text:style-name="P5"/>
      <text:p text:style-name="P3"><text:span text:style-name="T5">Law Chosen for Interpretation, Application and Termination of this agreement: </text:span></text:p>
      <text:p text:style-name="P7"/>
      <text:p text:style-name="P12"><text:bookmark text:name="_upglbi"/><text:span text:style-name="T5">Designated Electronic Contracting System</text:span></text:p>
      <text:p text:style-name="P12"><text:bookmark text:name="_rbn2c0ty8080"/><text:span text:style-name="T6">OR</text:span></text:p>
      <text:p text:style-name="P12"><text:bookmark text:name="_d6n3hlqd7pfq"/><text:span text:style-name="T5">Designated Recipient of Counter-Parts:</text:span></text:p>
      <text:p text:style-name="P5"/>
      <text:p text:style-name="P3"><text:span text:style-name="T5">Designated Custodian of Personal </text:span><text:span text:style-name="T5"><office:annotation office:name="__Annotation__200_235228237"><dc:creator>Andrew Rens</dc:creator><dc:date>2020-06-23T07:59:34</dc:date><text:p><text:span text:style-name="T16">The organisation designated to ensure personal data is looked after properly,</text:span></text:p></office:annotation></text:span><text:span text:style-name="T5">Data</text:span><office:annotation-end office:name="__Annotation__200_235228237"/><text:span text:style-name="T5">:</text:span></text:p>
      <text:p text:style-name="P3"><text:span text:style-name="T5">Personal Data </text:span><text:span text:style-name="T5"><office:annotation office:name="__Annotation__206_235228237"><dc:creator>Andrew Rens</dc:creator><dc:date>2020-06-23T08:00:40</dc:date><text:p><text:span text:style-name="T16">Person at the Designated Custodian who ensures personal data is dealt with appropriately.</text:span></text:p></office:annotation></text:span><text:span text:style-name="T5">Lead</text:span><office:annotation-end office:name="__Annotation__206_235228237"/><text:span text:style-name="T5">:</text:span></text:p>
      <text:p text:style-name="P3"><text:span text:style-name="T5">Email for Data Notices: </text:span></text:p>
      <text:p text:style-name="Standard"/>
      <text:p text:style-name="Standard"><text:span text:style-name="T5">Designated Intellectual Property Steward/</text:span><text:span text:style-name="T5"><office:annotation office:name="__Annotation__213_235228237"><dc:creator>Andrew Rens</dc:creator><dc:date>2020-07-05T04:13:57</dc:date><text:p><text:span text:style-name="T16">One or more participants designated to steward particular jointly created Intellectual Property.</text:span></text:p></office:annotation></text:span><text:span text:style-name="T5">s</text:span><office:annotation-end office:name="__Annotation__213_235228237"/><text:span text:style-name="T5">:</text:span></text:p>
      <text:p text:style-name="Standard"/>
      <text:p text:style-name="Standard"><text:span text:style-name="T5">Designated Open Licences:</text:span></text:p>
      <text:p text:style-name="Standard"><text:span text:style-name="T5">Software: </text:span><text:span text:style-name="T4">General Public License v3 (</text:span><text:a xlink:type="simple" xlink:href="https://www.gnu.org/licenses/gpl-3.0.en.html" text:style-name="ListLabel_20_19" text:visited-style-name="ListLabel_20_19"><text:span text:style-name="T9">https://www.gnu.org/licenses/gpl-3.0.en.html</text:span></text:a><text:span text:style-name="T6">) OR </text:span><text:span text:style-name="T4">[Name and link to Open Source Software Licence]</text:span></text:p>
      <text:p text:style-name="Standard"><text:span text:style-name="T5">Software through which users interact via a server: </text:span><text:span text:style-name="T4">Affero General Public License (</text:span><text:a xlink:type="simple" xlink:href="https://www.gnu.org/licenses/agpl-3.0.html" text:style-name="ListLabel_20_19" text:visited-style-name="ListLabel_20_19"><text:span text:style-name="T9">https://www.gnu.org/licenses/agpl-3.0.html</text:span></text:a><text:span text:style-name="T4">)</text:span><text:span text:style-name="T6"> OR </text:span><text:span text:style-name="T4">[Name and link to Open Source Software Licence</text:span></text:p>
      <text:p text:style-name="Standard"><text:soft-page-break/><text:span text:style-name="T5">Data: </text:span><text:span text:style-name="T4">Creative Commons 0 (</text:span><text:a xlink:type="simple" xlink:href="https://creativecommons.org/publicdomain/zero/1.0/" text:style-name="ListLabel_20_19" text:visited-style-name="ListLabel_20_19"><text:span text:style-name="T9">https://creativecommons.org/publicdomain/zero/1.0/</text:span></text:a><text:span text:style-name="T4">) </text:span><text:span text:style-name="T6">OR </text:span><text:span text:style-name="T4">[Name and link to Open Data License]</text:span></text:p>
      <text:p text:style-name="Standard"><text:span text:style-name="T5">Hardware:</text:span><text:span text:style-name="T4"> CERN Open Hardware Licence version 2 (</text:span><text:a xlink:type="simple" xlink:href="https://www.ohwr.org/project/cernohl/wikis/Documents/CERN-OHL-version-2" text:style-name="ListLabel_20_19" text:visited-style-name="ListLabel_20_19"><text:span text:style-name="T9">https://www.ohwr.org/project/cernohl/wikis/Documents/CERN-OHL-version-2</text:span></text:a><text:span text:style-name="T4">)</text:span></text:p>
      <text:p text:style-name="Standard"><text:span text:style-name="T5">Copyright in anything other than software, hardware or data: </text:span><text:span text:style-name="T4">Creative Commons Attribution Share-Alike 4.0 (</text:span><text:a xlink:type="simple" xlink:href="https://creativecommons.org/licenses/by-sa/4.0/" text:style-name="ListLabel_20_19" text:visited-style-name="ListLabel_20_19"><text:span text:style-name="T9">https://creativecommons.org/licenses/by-sa/4.0/</text:span></text:a><text:span text:style-name="T4">) <text:s/></text:span><text:span text:style-name="T6">OR </text:span><text:span text:style-name="T4">[Name and link to other Open License]</text:span></text:p>
      <text:p text:style-name="P14"><text:span text:style-name="T5">Asset </text:span><text:span text:style-name="T5"><office:annotation office:name="__Annotation__258_235228237"><dc:creator>Andrew Rens</dc:creator><dc:date>2020-07-21T16:40:36</dc:date><text:p><text:span text:style-name="T16">Participant designated to keep asset register.</text:span></text:p></office:annotation></text:span><text:span text:style-name="T5">Registrar</text:span><office:annotation-end office:name="__Annotation__258_235228237"/><text:span text:style-name="T5">: </text:span></text:p>
      <text:p text:style-name="Standard"><text:span text:style-name="T5">Responsible Person at Asset Registrar</text:span></text:p>
      <text:p text:style-name="Standard"><text:span text:style-name="T5">Email for Asset Registration:</text:span></text:p>
      <text:p text:style-name="Standard"><text:span text:style-name="T5">Frequency with which the Asset Register will be updated:</text:span></text:p>
      <text:p text:style-name="P6"/>
      <text:p text:style-name="Standard"><text:span text:style-name="T6">Weekly, monthly, every two months, every three months, quarterly, every six months, annually</text:span></text:p>
      <text:p text:style-name="P6"/>
      <text:p text:style-name="P6"/>
      <text:p text:style-name="P6"/>
      <text:p text:style-name="Standard"><text:span text:style-name="T5">Designated Funders:</text:span></text:p>
      <text:p text:style-name="Standard"/>
      <text:p text:style-name="Standard"><text:span text:style-name="T3">Funder<text:tab/><text:tab/><text:tab/>Recipient Participant<text:tab/><text:tab/><text:tab/>Funding Period</text:span></text:p>
      <text:p text:style-name="Standard"/>
      <text:p text:style-name="Standard"/>
      <text:p text:style-name="P48"><text:bookmark text:name="_9s6kps8sjfn0"/><text:span text:style-name="T2">General Provisions</text:span></text:p>
      <text:list xml:id="list426247264" text:style-name="WWNum1">
        <text:list-item>
          <text:p text:style-name="P49"><text:bookmark text:name="_c7y0vqo4uf0x"/><text:span text:style-name="T10">The Parties</text:span></text:p>
        </text:list-item>
      </text:list>
      <text:p text:style-name="P15">The Parties are referred to as participants and are</text:p>
      <text:list xml:id="list82020393172713" text:continue-numbering="true" text:style-name="WWNum1">
        <text:list-item>
          <text:list>
            <text:list-item>
              <text:p text:style-name="P16">[Participant 1] as specified in the Contract Specifications,</text:p>
            </text:list-item>
            <text:list-item>
              <text:p text:style-name="P16">[Participant 2] as specified in the Contract Specifications..</text:p>
            </text:list-item>
          </text:list>
        </text:list-item>
      </text:list>
      <text:p text:style-name="P17"><text:span text:style-name="T13">OR</text:span></text:p>
      <text:p text:style-name="P17">the Participants set out in Annex <office:annotation office:name="__Annotation__290_235228237"><dc:creator>Andrew Rens</dc:creator><dc:date>2020-07-03T10:10:44</dc:date><text:p><text:span text:style-name="T16">If there is a very large number of participant then they can all be set out in an Annex in which the details for each participant shown in the model Specifications are in the Annex. All must sign and the specifications must be amended to remove the details for participants since those will be set out in the Annex.</text:span></text:p></office:annotation>B<office:annotation-end office:name="__Annotation__290_235228237"/>. </text:p>
      <text:p text:style-name="P20"/>
      <text:list xml:id="list82021082480094" text:continue-numbering="true" text:style-name="WWNum1">
        <text:list-item>
          <text:p text:style-name="P49"><text:bookmark text:name="_4u7n0nc5sqxy"/><text:span text:style-name="T10">Legal Relationship</text:span></text:p>
          <text:list>
            <text:list-item>
              <text:p text:style-name="P16">The Participants work together to achieve the Objective described in the Contract Specifications using the Method described in the Contract Specifications.</text:p>
            </text:list-item>
            <text:list-item>
              <text:p text:style-name="P16">For the purposes of legal clarity it is recorded that the legal relationship created by this agreement is not an employment relationship nor one of principal and agent, nor a legal partnership. As a consequence unless otherwise explicitly specified:</text:p>
              <text:list>
                <text:list-item>
                  <text:p text:style-name="P23">No participant has authority to bind another participant and each participant is accordingly not entitled to enter into any agreement on behalf of another participant.</text:p>
                </text:list-item>
                <text:list-item>
                  <text:p text:style-name="P23">No participant is authorised to incur any indebtedness on the part of another participant nor to create any obligation on the part of another participant.</text:p>
                </text:list-item>
              </text:list>
            </text:list-item>
          </text:list>
        </text:list-item>
        <text:list-item>
          <text:p text:style-name="P49"><text:bookmark text:name="_8owl55gbfk6b"/><text:span text:style-name="T10">Responsibilities <text:s/>and Tasks</text:span></text:p>
          <text:list>
            <text:list-item>
              <text:p text:style-name="P16">Every participant has the responsibilities set out in this agreement unless a responsibility is assigned to a specific participant in the Specifications.</text:p>
            </text:list-item>
            <text:list-item>
              <text:p text:style-name="P16">Tasks which participants have agreed to undertake are set out in the Task List included in this agreement as Annex A. From time to time Annex A may be replaced or supplemented by agreement of all participants from the date that all participants have agreed to it unless the schedule itself states another date. </text:p>
            </text:list-item>
          </text:list>
        </text:list-item>
      </text:list>
      <text:p text:style-name="P24"/>
      <text:p text:style-name="P10"><text:span text:style-name="T13">OR </text:span></text:p>
      <text:p text:style-name="P25"/>
      <text:p text:style-name="P26">The specific tasks that each participant will perform <text:s/>are set out in a written schedule maintained by the participant designated as Task Coordinator in the Specifications. </text:p>
      <text:p text:style-name="P10"><text:s/>participants will be set out in a written schedule in this agreement titled the Task List Annex A. </text:p>
      <text:p text:style-name="P10"><text:soft-page-break/></text:p>
      <text:list xml:id="list82019843772481" text:continue-numbering="true" text:style-name="WWNum1">
        <text:list-item>
          <text:list>
            <text:list-item>
              <text:p text:style-name="P16">If a task is set out in Annex A but not assigned to a participant or participants then it is a joint task to be completed by all participants.</text:p>
            </text:list-item>
            <text:list-item>
              <text:p text:style-name="P16">No amounts will be due or payments made by any participant to any other participant except as detailed in Annex A.</text:p>
            </text:list-item>
          </text:list>
        </text:list-item>
      </text:list>
      <text:p text:style-name="P21"/>
      <text:list xml:id="list82019377081198" text:continue-numbering="true" text:style-name="WWNum1">
        <text:list-item>
          <text:p text:style-name="P49"><text:bookmark text:name="_lelqm71flkfr"/><text:span text:style-name="T10">Agreement Period</text:span></text:p>
          <text:list>
            <text:list-item>
              <text:p text:style-name="P16">The Agreement Period is the period recorded in the Contract Specifications unless the Agreement Period terminates as described in clauses 12 and 13.</text:p>
            </text:list-item>
            <text:list-item>
              <text:p text:style-name="P16">The Agreement Period can be extended or renewed:</text:p>
            </text:list-item>
          </text:list>
        </text:list-item>
      </text:list>
      <text:p text:style-name="P28">If all the participants agree in writing to extend or renew the Agreement Period, by specifying new termination data (and if necessary a date on which the contract was deemed extended or renewed).</text:p>
      <text:p text:style-name="P28"/>
      <text:p text:style-name="P18"><text:span text:style-name="T13">OR</text:span></text:p>
      <text:p text:style-name="P18"/>
      <text:p text:style-name="P18">If two or more participants agree in writing to extend or renew the Agreement Period, by specifying new termination data (and if necessary a date on which the contract was deemed extended or renewed).</text:p>
      <text:p text:style-name="P18"/>
      <text:list xml:id="list82020272004545" text:continue-numbering="true" text:style-name="WWNum1">
        <text:list-item>
          <text:p text:style-name="P49"><text:bookmark text:name="_31squqql4byq"/><text:span text:style-name="T10">Communication and Publicity</text:span></text:p>
        </text:list-item>
      </text:list>
      <text:p text:style-name="P18"/>
      <text:list xml:id="list82020255807459" text:continue-numbering="true" text:style-name="WWNum1">
        <text:list-item>
          <text:list>
            <text:list-item>
              <text:p text:style-name="P16">Internal Communications: Each participant appoints the person named as their communication person in the Contract Specifications. People from each participant can communicate with each other but for a communication to be official it must be from the communication person of one participant to the communication person of another participant. Notices required by this agreement are dealt with the Notices clause.</text:p>
            </text:list-item>
          </text:list>
        </text:list-item>
      </text:list>
      <text:p text:style-name="P18"><text:span text:style-name="T13">OPTION: AND </text:span></text:p>
      <text:p text:style-name="P19"/>
      <text:p text:style-name="P18">All communications between the participants whether in person or through digital means shall comply with the Code of Conduct set out in Annex D. Each participant shall ensure that any person employed by, contracted to, volunteering with or otherwise associated with that participant shall comply with the Code of Conduct. The Code of Conduct may be changed if all the participants agree in writing to the changes. The <text:s/>changed Code of Conduct will apply from the date that all participants have agreed to it unless the changed Code of Conduct itself states another date.</text:p>
      <text:p text:style-name="P18"/>
      <text:p text:style-name="P18"/>
      <text:list xml:id="list82019018380950" text:continue-numbering="true" text:style-name="WWNum1">
        <text:list-item>
          <text:list>
            <text:list-item>
              <text:p text:style-name="P16"><text:soft-page-break/>Public Communications:</text:p>
              <text:list>
                <text:list-item>
                  <text:p text:style-name="P23"><text:s/>In this agreement public communication means</text:p>
                </text:list-item>
              </text:list>
            </text:list-item>
          </text:list>
        </text:list-item>
      </text:list>
      <text:p text:style-name="P31">Issuing press releases, giving interviews to the press, publishing information via a website or social media but does not include any communication in emails or letters, meetings, conferences and the like whether online or offline.</text:p>
      <text:p text:style-name="P32"><text:span text:style-name="T13">OR</text:span></text:p>
      <text:p text:style-name="P31">Any communication that gives the impression of representing the work the participants are doing together or <text:s/>the participants collectively but does not include any communication by a participant describing its own work.</text:p>
      <text:list xml:id="list82019489351243" text:continue-numbering="true" text:style-name="WWNum1">
        <text:list-item>
          <text:list>
            <text:list-item>
              <text:list>
                <text:list-item>
                  <text:p text:style-name="P23">Each participant is entitled to communicate publicly about the work that the participants are engaged in together.</text:p>
                </text:list-item>
              </text:list>
            </text:list-item>
          </text:list>
        </text:list-item>
      </text:list>
      <text:p text:style-name="P32"><text:span text:style-name="T13">OR</text:span></text:p>
      <text:p text:style-name="P33">Public communication on the work that participants are engaged in together must take place in accordance with the protocol set out in Annex C.</text:p>
      <text:p text:style-name="P18"/>
      <text:list xml:id="list82020462844411" text:continue-numbering="true" text:style-name="WWNum1">
        <text:list-item>
          <text:list>
            <text:list-item>
              <text:p text:style-name="P16">Publicity</text:p>
            </text:list-item>
          </text:list>
        </text:list-item>
      </text:list>
      <text:p text:style-name="P30">Each participant may refer publicly to its work with the other participants including by naming the other participants, linking to their websites and using their logos and other branding but not in any way that suggests approval or endorsement by the other participants of anything that is not in their control.</text:p>
      <text:p text:style-name="P18"><text:span text:style-name="T13">OR</text:span></text:p>
      <text:p text:style-name="P19"/>
      <text:p text:style-name="P18">May use the logos and branding of the other participants only as set out in Annex C.</text:p>
      <text:p text:style-name="P19"/>
      <text:p text:style-name="P18"><text:span text:style-name="T13">OR</text:span></text:p>
      <text:p text:style-name="P18"/>
      <text:p text:style-name="P18">Each Participant is free to publicise its association with the others but must not suggest that any of the others endorse any activity or communication which has not been explicitly endorsed by that participant in writing.</text:p>
      <text:p text:style-name="P18"/>
      <text:p text:style-name="P18"/>
      <text:list xml:id="list82019995206065" text:continue-numbering="true" text:style-name="WWNum1">
        <text:list-item>
          <text:list>
            <text:list-item>
              <text:p text:style-name="P34">Branding</text:p>
            </text:list-item>
          </text:list>
        </text:list-item>
      </text:list>
      <text:p text:style-name="P12"><text:soft-page-break/>The participants shall create a cooperation brand for work done together. No Participant may not register or de-register a trademark, URL or design which includes the cooperation name or brand unless authorised to do so in Annex C.</text:p>
      <text:p text:style-name="P22"/>
      <text:list xml:id="list82020576228064" text:continue-numbering="true" text:style-name="WWNum1">
        <text:list-item>
          <text:p text:style-name="P49"><text:bookmark text:name="_8ewva0kfif5w"/><text:span text:style-name="T10">Securing Information and Confidentiality</text:span></text:p>
          <text:list>
            <text:list-item>
              <text:p text:style-name="P16">Working together participants may acquire confidential information of other participants.</text:p>
            </text:list-item>
            <text:list-item>
              <text:p text:style-name="P16">Information is confidential if it: </text:p>
              <text:list>
                <text:list-item>
                  <text:p text:style-name="P23">affects the security of a participant or the participant’s employees, volunteers or other natural persons working with a participant including;</text:p>
                  <text:list>
                    <text:list-item>
                      <text:p text:style-name="P35"><text:bookmark text:name="_j2s4fnnfii43"/>information about the security of offices and other premises from which participants operate, and</text:p>
                    </text:list-item>
                    <text:list-item>
                      <text:p text:style-name="P35"><text:bookmark text:name="_r3462hy83zsi"/>information about the security of websites, wikis and other information technology facilities of participants; or</text:p>
                    </text:list-item>
                  </text:list>
                </text:list-item>
                <text:list-item>
                  <text:p text:style-name="P23">strategies and plans that will be rendered ineffective if disclosed to other persons; or</text:p>
                </text:list-item>
                <text:list-item>
                  <text:p text:style-name="P23">[specify confidential information likely to be learned through cooperation under this agreement] or </text:p>
                </text:list-item>
                <text:list-item>
                  <text:p text:style-name="P23"><text:span text:style-name="T13">OPTION:</text:span> is in a category set out in Annex R; or </text:p>
                </text:list-item>
                <text:list-item>
                  <text:p text:style-name="P23">it is recorded and marked as confidential or it is explicitly indicated to be confidential by a participant.</text:p>
                </text:list-item>
              </text:list>
            </text:list-item>
            <text:list-item>
              <text:p text:style-name="P16">Participants must not disclose confidential information:</text:p>
              <text:list>
                <text:list-item>
                  <text:p text:style-name="P23">unless authorised by the participant whose confidential information is at issue; or</text:p>
                </text:list-item>
                <text:list-item>
                  <text:p text:style-name="P23">the information is already in the public domain through no action of the disclosing participant; or</text:p>
                </text:list-item>
                <text:list-item>
                  <text:p text:style-name="P23">the participant is required to do so by a clear legal obligation in the disclosing participant's own jurisdiction.</text:p>
                </text:list-item>
              </text:list>
            </text:list-item>
            <text:list-item>
              <text:p text:style-name="P34"><text:bookmark text:name="_vx1227"/>Each participant must ensure that the systems, communications and documents that it uses for the confidential information of other participants are secure.</text:p>
            </text:list-item>
          </text:list>
        </text:list-item>
      </text:list>
      <text:p text:style-name="P18"><text:span text:style-name="T13">OR</text:span></text:p>
      <text:p text:style-name="P19"/>
      <text:p text:style-name="P18">Each participant shall ensure that the systems it uses for communication and storage of information comply with the Security Protocols set out in Annex S.</text:p>
      <text:list xml:id="list82019539292413" text:continue-numbering="true" text:style-name="WWNum1">
        <text:list-item>
          <text:list>
            <text:list-item>
              <text:p text:style-name="P34"><text:bookmark text:name="_3fwokq0"/>If a participant discloses information because disclosure is required by law or if a participant has reason to suspect that confidential documents or communications under its control have been compromised then that participant must immediately notify the participant whose information has been disclosed or compromised.</text:p>
            </text:list-item>
          </text:list>
        </text:list-item>
      </text:list>
      <text:p text:style-name="P18"><text:soft-page-break/><text:span text:style-name="T13">OR</text:span></text:p>
      <text:p text:style-name="P19"/>
      <text:p text:style-name="P18">Each participant shall maintain a ‘warrant canary’ that is a service that notifies the other participants or the public that it has not been required to disclose confidential information and that ceases such notifications when it is so <office:annotation office:name="__Annotation__384_235228237"><dc:creator>Andrew Rens</dc:creator><dc:date>2020-07-02T08:45:55</dc:date><text:p><text:span text:style-name="T16">Sometimes law enforcement prevent those they compel from that they a have been compelled so a warrant canary warns others that they have been compelled to disclose.</text:span></text:p></office:annotation>required<office:annotation-end office:name="__Annotation__384_235228237"/>. </text:p>
      <text:p text:style-name="P50"><text:bookmark text:name="_ujvvqpq485h"/></text:p>
      <text:list xml:id="list82020677666461" text:continue-numbering="true" text:style-name="WWNum1">
        <text:list-item>
          <text:p text:style-name="P49"><text:bookmark text:name="_yk9f2qsfv0pl"/><text:span text:style-name="T10">Personal</text:span> <text:span text:style-name="T10">Data</text:span></text:p>
          <text:list>
            <text:list-item>
              <text:p text:style-name="P16">For the purposes of this agreement ‘data of a natural person’ means any information relating to a natural person who can be identified, directly or indirectly, in particular by reference to an identifier such as a name, an identification number, location data, an online identifier or to one or more factors specific to the physical, physiological, genetic, mental, economic, cultural or social identity of that natural person. </text:p>
            </text:list-item>
            <text:list-item>
              <text:p text:style-name="P34">For the purposes of this agreement personal data is data is ‘data of a natural person’ which one or more participants have an legal obligation to protect and that is shared by participants for the purposes of this agreement. Data of a natural person that is collected by two or more participants for the purposes of this agreement during the Agreement Term is also personal data for the purposes of this agreement.</text:p>
            </text:list-item>
          </text:list>
        </text:list-item>
      </text:list>
      <text:p text:style-name="P36"/>
      <text:list xml:id="list82020382723524" text:continue-numbering="true" text:style-name="WWNum1">
        <text:list-item>
          <text:list>
            <text:list-item>
              <text:p text:style-name="P34">All the participants designate the participant specified in the Specification as Designated Custodian of Personal Data to have primary responsibility and control over personal data.</text:p>
              <text:list>
                <text:list-item>
                  <text:p text:style-name="P23">The Designated Custodian of Personal Data shall give directions to the other participants in respect of the collecting, storage, use, communication and deletion of personal data as necessary.</text:p>
                </text:list-item>
                <text:list-item>
                  <text:p text:style-name="P23">All participants shall comply with the directions from the Designated Custodian of Personal Data. </text:p>
                </text:list-item>
                <text:list-item>
                  <text:p text:style-name="P23">The Designated Custodian of Personal Data specifies a Personal Data Lead and Email for Personal Data in the Specifications. Participants will direct all communications and queries from non-participants in respect of personal data to the specified Email for Personal Data. The Personal Data lead shall deal with those queries.</text:p>
                </text:list-item>
              </text:list>
            </text:list-item>
            <text:list-item>
              <text:p text:style-name="P37">Each participant must ensure that the systems, communications and documents that it uses for personal data are secure.</text:p>
            </text:list-item>
          </text:list>
        </text:list-item>
      </text:list>
      <text:p text:style-name="P18"><text:span text:style-name="T13">OR</text:span></text:p>
      <text:p text:style-name="P18"/>
      <text:p text:style-name="P18">Each participant shall ensure that the systems it uses for personal data comply with the Security Protocols set out in Annex S.</text:p>
      <text:list xml:id="list82020457650459" text:continue-numbering="true" text:style-name="WWNum1">
        <text:list-item>
          <text:list>
            <text:list-item>
              <text:p text:style-name="P38">.In all dealings with personal data the Participants shall implement and follow the Personal Data Safeguards set out in Annex P. Nothing in this agreement shall be construed as requiring any participant to implement the Safeguards in respect of data of a person that is not personal data in this agreement. Nothing in the Personal Data Safeguards shall be interpreted to override any <text:s/>part of the General Provisions of this agreement.</text:p>
            </text:list-item>
            <text:list-item>
              <text:p text:style-name="P16">Each participant shall ensure that every person employed or contracted to assist that participant who deals with personal data agrees in writing to follow the Personal Data Safeguards in respect of personal data.</text:p>
            </text:list-item>
            <text:list-item>
              <text:p text:style-name="P16">Each participant shall not transfer personal data to any person unless permitted to do so in writing by the Personal Data Custodian. </text:p>
            </text:list-item>
          </text:list>
        </text:list-item>
      </text:list>
      <text:p text:style-name="P39"/>
      <text:list xml:id="list82019220174625" text:continue-numbering="true" text:style-name="WWNum1">
        <text:list-item>
          <text:p text:style-name="P49"><text:bookmark text:name="_6e4ir2rtcjsk"/><text:span text:style-name="T10">Intellectual Property</text:span></text:p>
          <text:list>
            <text:list-item>
              <text:p text:style-name="P16"><text:soft-page-break/>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p>
            </text:list-item>
            <text:list-item>
              <text:p text:style-name="P16">All Intellectual property created by a participant before the Agreement Term is unaffected by this agreement. All intellectual property created by a participant during the Agreement Term for its own purposes remains the property of that participant. No participant acquires any rights to the Intellectual Property of another participant through this agreement or the co-operation enabled by it. Whenever a participant distributes Intellectual Property under an open licence then participants are free to make use of that Intellectual Property according to the applicable license.</text:p>
            </text:list-item>
            <text:list-item>
              <text:p text:style-name="P16">Co-operative Creation</text:p>
            </text:list-item>
          </text:list>
        </text:list-item>
      </text:list>
      <text:p text:style-name="P40">Intellectual property may be created through co-operation of participants when </text:p>
      <text:list xml:id="list82019398463733" text:continue-numbering="true" text:style-name="WWNum1">
        <text:list-item>
          <text:list>
            <text:list-item>
              <text:list>
                <text:list-item>
                  <text:p text:style-name="P23">It is created by more than participant working together and</text:p>
                </text:list-item>
                <text:list-item>
                  <text:p text:style-name="P23">It is created solely or primarily for the purposes of this agreement in accordance with the method.</text:p>
                </text:list-item>
              </text:list>
            </text:list-item>
          </text:list>
        </text:list-item>
      </text:list>
      <text:p text:style-name="P30">Vesting </text:p>
      <text:list xml:id="list82019802666688" text:continue-numbering="true" text:style-name="WWNum1">
        <text:list-item>
          <text:list>
            <text:list-item>
              <text:p text:style-name="P16">Intellectual Property that is created through the cooperation of participants will vest in the participants designated for that of Intellectual Property in the specifications. </text:p>
            </text:list-item>
          </text:list>
        </text:list-item>
      </text:list>
      <text:p text:style-name="P12">Licensing</text:p>
      <text:list xml:id="list82020027923375" text:continue-numbering="true" text:style-name="WWNum1">
        <text:list-item>
          <text:list>
            <text:list-item>
              <text:p text:style-name="P16">Unless otherwise specified in Annex A <text:s/>Intellectual Property that is created through the cooperation of participants may be distributed by any of the participants under the Open License determined for that category of Intellectual Property in the Specifications. </text:p>
            </text:list-item>
            <text:list-item>
              <text:p text:style-name="P16">No participant may apply for or obtain a patent, utility patent, registered designs, plant breeder's right or similar registered right over Intellectual Property that is created through the cooperation of participants unless instructed to do so in Annex A].</text:p>
            </text:list-item>
          </text:list>
        </text:list-item>
      </text:list>
      <text:p text:style-name="P39"/>
      <text:list xml:id="list82019672553910" text:continue-numbering="true" text:style-name="WWNum1">
        <text:list-item>
          <text:p text:style-name="P49"><text:bookmark text:name="_f6si3jxf1jt4"/><text:span text:style-name="T10"><text:s/>Asetts</text:span></text:p>
          <text:list>
            <text:list-item>
              <text:p text:style-name="P16">The participants plan to create co-operative assets that will be used by more than one of the participants for the Cooperation Objective. </text:p>
            </text:list-item>
            <text:list-item>
              <text:p text:style-name="P16">Nothing in this agreement gives any participant any right over any physical property owned or solely created by another participant. This clause applies only to physical assets that are created by two or more participants co-operating in terms of this agreement. </text:p>
            </text:list-item>
            <text:list-item>
              <text:p text:style-name="P16">Co-created Assets will be owned by the participant or other person designated in the Asset Register.</text:p>
            </text:list-item>
            <text:list-item>
              <text:p text:style-name="P16">The Asset Register will be in the same form as Annex E: and will be maintained by the Asset Registrar designated in the Specifications.</text:p>
            </text:list-item>
            <text:list-item>
              <text:p text:style-name="P16">A participant that co-creates a physical asset can send a written notice to the email address of the Asset Registrar set out in the Specifications advising the Asset Registrar of the details of the co-created asset . </text:p>
            </text:list-item>
            <text:list-item>
              <text:p text:style-name="P16">If the details of a co-created asset change then any participant with knowledge of the change can send a notice to the Asset Registrar of the change to details of the co-created asset. </text:p>
            </text:list-item>
            <text:list-item>
              <text:p text:style-name="P16">The Asset Registrar must add a co-created asset to the register on receipt of notice of co-creation and must change the details of a co-created asset on receipt of notice of change of details. If the Asset Registrar receives conflicting information on a co-created asset the Asset Registrar should simply record the conflict. </text:p>
            </text:list-item>
            <text:list-item>
              <text:p text:style-name="P16">The Asset Registrar must send out an updated asset register to all participants at the frequency set out in the Specifications. If there are no assets then the Asset Registrar does not need to send out an updated register. If an asset is created then the Asset Registrar will send out an asset register within two weeks of receiving notice of creation of the first co-created asset. </text:p>
            </text:list-item>
            <text:list-item>
              <text:p text:style-name="P16"><text:soft-page-break/>A participant who leaves the agreement before termination must transfer ownership and possession of any co-created asset which it owns to the participant or other person whom all the other participants agree in writing will become the owner. A participant who leaves the agreement before termination must transfer possession of any co-created asset which it does not own but is the leaving participant’s possession to the participant or person listed as the owner in the Asset Register. </text:p>
            </text:list-item>
            <text:list-item>
              <text:p text:style-name="P16">On termination of the agreement assets shall remain in the ownership of the participant or other person designated as owner in the Asset Register. On termination of the agreement if a participant is in possession of a co-created asset which is owned by another participant or person then the participant in possession of the co-created asset shall promptly return it to designated owner. </text:p>
            </text:list-item>
          </text:list>
        </text:list-item>
      </text:list>
      <text:p text:style-name="P41"/>
      <text:list xml:id="list82020450925153" text:continue-numbering="true" text:style-name="WWNum1">
        <text:list-item>
          <text:p text:style-name="P49"><text:bookmark text:name="_ybh899i7fubl"/><text:span text:style-name="T10">Leaving and Joining the Agreement</text:span></text:p>
          <text:list>
            <text:list-item>
              <text:p text:style-name="P16">During the Agreement Period a participant may leave the agreement by giving all the other participants notice of a request to leave the agreement. Each participant who receives the request has thirty (30) days to accept or refuse the request, and may send a written acceptance or refusal to the requester and all the other participants. If a participant does not respond in thirty (30) days from receipt of the written request the participant who does not respond is regarded as agreeing to the request. If all the participants agree to the request or thirty days passes after the last participant to receive the request has received it and no participant has refused the request, then on the thirty first day from receipt of the written request by the last participant to receive the request the requesting participant leaves the agreement. </text:p>
            </text:list-item>
          </text:list>
        </text:list-item>
      </text:list>
      <text:p text:style-name="P30"><text:span text:style-name="T13">OR</text:span></text:p>
      <text:p text:style-name="P30">During the Agreement Period a participant may leave the agreement by giving all the other participants thirty (30) days notice that it is leaving the agreement. On the thirty first day from receipt of the written request by the last participant to receive the request, the requesting participant leaves the agreement. </text:p>
      <text:p text:style-name="P41"/>
      <text:list xml:id="list82019622104075" text:continue-numbering="true" text:style-name="WWNum1">
        <text:list-item>
          <text:list>
            <text:list-item>
              <text:p text:style-name="P16">During the Agreement Period a person that is not a participant may join the agreement if all the participants agree. A person who wants to join the agreement must sign the agreement and send a written request to join to all the participants. Each participant who receives the request has thirty (30) days to accept or refuse the request, and may send a written acceptance or refusal to the requester and all the other participants. If a participant does not respond in thirty (30) days from receipt of the written request the participant who did not respond is regarded as refusing the request. If all the participants agree to the request and the applicant has signed the agreement then on the thirty first day from receipt of the written request by the last participant to receive the request, the requesting participant joins the agreement. </text:p>
            </text:list-item>
          </text:list>
        </text:list-item>
        <text:list-item>
          <text:p text:style-name="P49"><text:bookmark text:name="_tjjxah6ejd75"/><text:span text:style-name="T10">Funding</text:span></text:p>
          <text:list>
            <text:list-item>
              <text:p text:style-name="P16">Participants have designated funders from whom they have received or are receiving funding that directly or indirectly enables them to pursuing the objective using the methods set out in the Specifications. No participant who is not listed as receiving funding from a funder in the Specifications may solicit, negotiate, make a funding application or receive funding from a funder without the written agreement of the participants designated as receiving or having received funding from that funder in the Specifications.</text:p>
            </text:list-item>
          </text:list>
        </text:list-item>
      </text:list>
      <text:p text:style-name="P10"><text:span text:style-name="T13">OR</text:span></text:p>
      <text:p text:style-name="P30">No participant will solicit, negotiate with or make a funding application or receive funding from a funder designated in the Specifications to fund any activities that are the same, similar too, extending or building on the work that the participants are doing together without the written agreement of all the other participants.</text:p>
      <text:p text:style-name="P30"><text:span text:style-name="T13">OR</text:span></text:p>
      <text:p text:style-name="P30">No participant will solicit, negotiate with or make a funding application or receive funding from any funder to fund any activities that are the same, similar too, extending or building on the work that the participants are doing together without the written agreement of all the other participants.</text:p>
      <text:p text:style-name="P10"><text:span text:style-name="T13">OR</text:span></text:p>
      <text:p text:style-name="P30"><text:s/>Any participant is free to solicit, negotiate with or make a funding application or receive funding from any funder/the designated funders to fund activities that are the same, similar too, extending or building on the work that the participants are doing together without the written agreement of all the other participants.</text:p>
      <text:list xml:id="list82020984280116" text:continue-numbering="true" text:style-name="WWNum1">
        <text:list-item>
          <text:list>
            <text:list-item>
              <text:p text:style-name="P16">A participant may solicit, negotiate with or make a funding application or receive funding from any funder/the designated funders to fund activities that are the same, similar too, extending or building on the work that the participants are doing together on behalf of all the participants co-operating together only if tasked with doing so in Annex A.. </text:p>
            </text:list-item>
          </text:list>
        </text:list-item>
      </text:list>
      <text:p text:style-name="P10"/>
      <text:list xml:id="list82020220691186" text:continue-numbering="true" text:style-name="WWNum1">
        <text:list-item>
          <text:p text:style-name="P49"><text:bookmark text:name="_uwuup17pwlax"/><text:span text:style-name="T10">Interpreting This Agreement</text:span></text:p>
          <text:list>
            <text:list-item>
              <text:p text:style-name="P16">This agreement constitutes the entire agreement between the participants. No amendment of this agreement will be valid unless reduced to writing and signed by the participants. No representations, undertakings or promises were made between the participants except as incorporated in this agreement.</text:p>
            </text:list-item>
            <text:list-item>
              <text:p text:style-name="P34"><text:bookmark text:name="_3ygebqi"/><text:soft-page-break/>The rights and obligations as contained in this agreement are personal in nature and may not be transferred, assigned or ceded to any third party.</text:p>
            </text:list-item>
            <text:list-item>
              <text:p text:style-name="P34"><text:bookmark text:name="_2dlolyb"/>Words importing the singular include the plural and visa versa, words importing one gender include other genders.</text:p>
            </text:list-item>
            <text:list-item>
              <text:p text:style-name="P34"><text:bookmark text:name="_sqyw64"/>This agreement and all matters incidental thereto, including but not limited to the interpretation, application and termination of this agreement are governed by the law of the jurisdiction specified in the Agreement Specifications.</text:p>
            </text:list-item>
            <text:list-item>
              <text:p text:style-name="P34"><text:bookmark text:name="_3cqmetx"/>Any notice required or permitted to be given in terms of this agreement will be valid and effective only if in writing. A notice is in writing for the purposes of this agreement if it is in text in an electronic form that it is accessible for subsequent reference.</text:p>
            </text:list-item>
            <text:list-item>
              <text:p text:style-name="P34"><text:bookmark text:name="_1rvwp1q"/>If a participant to this agreement fails to fulfil an obligation in terms of this agreement and the other participant does not require fulfilment then that will not constitute a waiver of the right to require the fulfilment of that obligation.</text:p>
            </text:list-item>
            <text:list-item>
              <text:p text:style-name="P34"><text:bookmark text:name="_4bvk7pj"/>When this agreement refers to a number of days then calculation of that number includes the day on which the event occurs, Saturdays, Sundays and public holidays in the jurisdiction specified in the Agreement Specifications.</text:p>
            </text:list-item>
            <text:list-item>
              <text:p text:style-name="P34"><text:bookmark text:name="_2r0uhxc"/>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p>
            </text:list-item>
            <text:list-item>
              <text:p text:style-name="P34"><text:bookmark text:name="_1664s55"/>If more than one participant has an obligation in this agreement then that participant is responsible for the entirety of the obligation and the participant to whom the obligation is owed may enforce the obligation against any one or more of the parties owing the obligation which may in turn compel fulfilment of the obligation by the other parties under that obligation.</text:p>
            </text:list-item>
          </text:list>
        </text:list-item>
        <text:list-item>
          <text:p text:style-name="P51"><text:bookmark text:name="_3q5sasy"/><text:span text:style-name="T10"><text:s/>Force majeure</text:span></text:p>
        </text:list-item>
      </text:list>
      <text:p text:style-name="P12"><text:bookmark text:name="_1jlao46"/>A participant will not be liable for the performance of any one of its obligations in terms of this Agreement where performance of that obligation is rendered impossible or impractical by any event beyond that party's reasonable control including, but not limited to, pandemic, catastrophic climate change, war, civil war, civil disturbance, political oppression, natural disasters, prolonged economic instability or natural disasters (such as earthquakes) in the country or countries in which the participant is carrying out its obligations, the occurrence of which event entitles any of the parties to immediately terminate the agreement in which event the other parties will not be entitled to hold the resiling participant liable for any damages flowing from such termination.</text:p>
      <text:list xml:id="list82020449381179" text:continue-numbering="true" text:style-name="WWNum1">
        <text:list-item>
          <text:p text:style-name="P51"><text:bookmark text:name="_nkt74ezc63uv"/><text:span text:style-name="T10">Termination other than for Breach</text:span></text:p>
          <text:list>
            <text:list-item>
              <text:p text:style-name="P16">In addition to termination at the expiry of the Agreement Period and cancellation in terms of clause 14 the agreement may be terminated in the circumstances set out below in 14.2, 14.3 and 14.4.</text:p>
            </text:list-item>
            <text:list-item>
              <text:p text:style-name="P34"><text:bookmark text:name="_kgcv8k"/>If a participant to this agreement dies or is provisionally or finally sequestrated or placed into liquidation then the remaining participants may elect whether or not to terminate the agreement. If the participants unanimously elects to terminate the agreement then they may do so by giving thirty (30) days notice to the affected participants heirs, successors or assigns, or where applicable the administrator or executor or the like of that participant.</text:p>
            </text:list-item>
          </text:list>
        </text:list-item>
        <text:list-item>
          <text:p text:style-name="P49"><text:bookmark text:name="_1czcx7j5xpwh"/><text:span text:style-name="T10">Breach</text:span></text:p>
          <text:list>
            <text:list-item>
              <text:p text:style-name="P34"><text:bookmark text:name="_2iq8gzs"/>In the event of breach of this agreement by a party, save for a breach as envisaged in paragraph 13.2 below, the defaulting participant must be given ten (10) days, by means of written notice, in which to remedy the breach. If the breach is not remedied to the reasonable satisfaction of the participant giving notice, such participant may, without prejudice to any other rights which it may have, either: cancel the agreement and claim damages; or claim specific performance of the obligations in terms of this agreement.</text:p>
            </text:list-item>
            <text:list-item>
              <text:p text:style-name="P34"><text:bookmark text:name="_xvir7l"/>In the event that another participant to this agreement commits an act that brings the reputation of any of the other participants into disrepute or creates a conflict of interest with any of the <text:s/>other participants then the affected participant will have the right to resign from the agreement with immediate effect.</text:p>
            </text:list-item>
          </text:list>
        </text:list-item>
        <text:list-item>
          <text:p text:style-name="P49"><text:bookmark text:name="_rqem668g6suh"/><text:span text:style-name="T10">Effect of Termination</text:span></text:p>
          <text:list>
            <text:list-item>
              <text:p text:style-name="P34">When this agreement Terminates then any assets or Intellectual Property created in terms of this agreement shall remain in the ownership of the participant specified in this agreement.</text:p>
            </text:list-item>
            <text:list-item>
              <text:p text:style-name="P34">Any participant shall immediately give a copy of all personal data in its possession or control to the Personal Data Custodian and shall then delete the personal data. other provision necessary for the efficacy of those clauses will also remain in force.</text:p>
            </text:list-item>
          </text:list>
        </text:list-item>
        <text:list-item>
          <text:p text:style-name="P49"><text:bookmark text:name="_rwia7pig0lqz"/><text:span text:style-name="T10">Mediation of Disputes</text:span></text:p>
          <text:list>
            <text:list-item>
              <text:p text:style-name="P34"><text:bookmark text:name="_2w5ecyt"/>If there is a dispute between the parties about this agreement, then a participant may choose to resolve the dispute by mediation.</text:p>
            </text:list-item>
            <text:list-item>
              <text:p text:style-name="P34"><text:bookmark text:name="_1baon6m"/><text:soft-page-break/>A participant that desires mediation may send a written notice of the dispute to all the other participants to the agreement requesting mediation. The participants should agree on a mediator who need not be a professional mediator but must be an independent third person trusted by all participants.</text:p>
            </text:list-item>
            <text:list-item>
              <text:p text:style-name="P34"><text:bookmark text:name="_3vac5uf"/>Once a mediator is agreed they must attempt to resolve the dispute within thirty (30) days from receipt by all the parties of the notice requesting mediation.</text:p>
            </text:list-item>
            <text:list-item>
              <text:p text:style-name="P34"><text:bookmark text:name="_2afmg28"/>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mediation has failed and participants may go to court. </text:p>
            </text:list-item>
          </text:list>
        </text:list-item>
        <text:list-item>
          <text:p text:style-name="P49"><text:bookmark text:name="_1wm75133gwgx"/><text:span text:style-name="T10">Notices</text:span></text:p>
          <text:list>
            <text:list-item>
              <text:p text:style-name="P34">Each participant chooses its address for the purposes of the giving of any notice, the payment of any sum, the serving of any process and for any other purpose arising from this agreement <text:s/>their respective addresses set out in the Agreement Specifications or the Annex listing participants whichever is applicable.</text:p>
            </text:list-item>
            <text:list-item>
              <text:p text:style-name="P34">Each participant is entitled to vary its physical address for notices to any other address which is not a post office box or poste restante by written notice, including by email, to the other parties.</text:p>
            </text:list-item>
            <text:list-item>
              <text:p text:style-name="P34"><text:bookmark text:name="_2250f4o"/>Any notice given and any payment made by one participan to another (the "Addressee") which:</text:p>
              <text:list>
                <text:list-item>
                  <text:p text:style-name="P42"><text:bookmark text:name="_haapch"/>is delivered by hand, during the normal business hours of the Addressee at the Addressee's address for notices for the time being, will be deemed, in the absence of proof to the contrary, to have been received by the Addressee at the time of delivery; or</text:p>
                </text:list-item>
                <text:list-item>
                  <text:p text:style-name="P42"><text:bookmark text:name="_319y80a"/>is transmitted through an electronic communication system such as electronic mail, and delivered to an Addressee’s designated email address or is confirmed by the communication system used, will be deemed, in the absence of proof to the contrary, to have been received and come to the notice of the Addressee within twenty four (24) hours of the confirmation of such receipt.</text:p>
                </text:list-item>
              </text:list>
            </text:list-item>
          </text:list>
        </text:list-item>
        <text:list-item>
          <text:p text:style-name="P49"><text:bookmark text:name="_yas55f77sgsq"/><text:span text:style-name="T10">Signature and Conclusion</text:span></text:p>
          <text:list>
            <text:list-item>
              <text:p text:style-name="P34"><text:bookmark text:name="_45jfvxd"/>Any persons signing this agreement in a representative capacity warrants their authority to do so.</text:p>
            </text:list-item>
            <text:list-item>
              <text:p text:style-name="P34"><text:bookmark text:name="_j5rive5hrbg"/>Counterparts</text:p>
            </text:list-item>
          </text:list>
        </text:list-item>
      </text:list>
      <text:p text:style-name="P27"><text:bookmark text:name="_tgko02uqpa4j"/>This agreement may be signed in counterparts. It shall regarded as signed when the participant designated as Designated Recipient of Counterparts in the Specifications has received and collated signed counterparts from every participant. The Designated Recipient of Counterparts shall give each participant a copy of the collated signed agreement as soon as reasonably possible after collation. </text:p>
      <text:list xml:id="list82020619930838" text:continue-numbering="true" text:style-name="WWNum1">
        <text:list-item>
          <text:list>
            <text:list-item>
              <text:p text:style-name="P34"><text:bookmark text:name="_5ejs142aak6s"/>Electronic Form and Electronic Signature</text:p>
              <text:list>
                <text:list-item>
                  <text:p text:style-name="P43"><text:bookmark text:name="_p22t192mzffv"/>The Participants agree to this version of this agreement in electronic form and signed by Electronic Signatures of the parties.</text:p>
                </text:list-item>
                <text:list-item>
                  <text:p text:style-name="P43"><text:bookmark text:name="_1cz8kz3bbhdz"/>Each participant consents to the use of the electronic version of this agreement provided by the Designated Electronic Contracting System. The electronic version of this agreement provided by the Designated Electronic Contracting System and signed with Electronic Signatures, will be regarded as valid for all legal purposes, and as original” and “in writing” for all legal purposes.</text:p>
                </text:list-item>
                <text:list-item>
                  <text:p text:style-name="P43"><text:bookmark text:name="_auj0q77q14ys"/>Each participant consents to the production of the electronic version of the agreement provided by the Designated Electronic Contracting System and signed by the Electronic Signature as a document that meets any requirement or permission under any statutory provision or rule of law that a person is required or permitted to produce a document.</text:p>
                </text:list-item>
                <text:list-item>
                  <text:p text:style-name="P43"><text:bookmark text:name="_kixkutuaxz54"/>The Parties are using Electronic Signatures to conclude this agreement.</text:p>
                </text:list-item>
                <text:list-item>
                  <text:p text:style-name="P43"><text:bookmark text:name="_3w5siek8c2ps"/>Each participant will be assigned an Electronic Signature by the Designated Electronic Contracting System.</text:p>
                  <text:list>
                    <text:list-item>
                      <text:p text:style-name="P44"><text:bookmark text:name="_7ijexmrkksq2"/>By associating the Electronic Signature assigned to it by the Designated Electronic Contracting System with the electronic version of this agreement a signatory:</text:p>
                    </text:list-item>
                    <text:list-item>
                      <text:p text:style-name="P44"><text:bookmark text:name="_za2t3p1drq2x"/>identifies (himself/herself), and</text:p>
                    </text:list-item>
                    <text:list-item>
                      <text:p text:style-name="P44"><text:bookmark text:name="_bd6xo2adnq0f"/><text:soft-page-break/>demonstrates an intention to be legally bound, and</text:p>
                    </text:list-item>
                    <text:list-item>
                      <text:p text:style-name="P44"><text:bookmark text:name="_c3hw4mmf1ihp"/>consents to use of the Electronic Signature for purposes of the previous two sub paragraphs, and</text:p>
                    </text:list-item>
                    <text:list-item>
                      <text:p text:style-name="P44"><text:bookmark text:name="_r0bcanzbciri"/>consents to use of Electronic Signatures by the other parties for the purposes of identification and demonstration of intention. </text:p>
                    </text:list-item>
                  </text:list>
                </text:list-item>
                <text:list-item>
                  <text:p text:style-name="P43"><text:bookmark text:name="_2pmf3lbntksa"/>The agreement will be concluded when all the parties have associated their assigned Electronic Signature with this agreement as it is provided by the Designated Electronic Contracting System.</text:p>
                </text:list-item>
                <text:list-item>
                  <text:p text:style-name="P43"><text:bookmark text:name="_5hpsgrbi69z6"/>An electronic version of this agreement with associated Electronic Signatures constitute prima facie proof of this agreement. <text:s/>A certificate provided by the Designated Electronic Contracting System constitutes prima facie proof of the information in the certificate such as time of signature. A true paper copy of the electronic version of this agreement constitutes prima facie proof of this agreement.</text:p>
                </text:list-item>
              </text:list>
            </text:list-item>
          </text:list>
        </text:list-item>
      </text:list>
      <text:p text:style-name="P12"><text:bookmark text:name="_srzo7im55ct4"/></text:p>
      <text:p text:style-name="P52"><text:bookmark text:name="_s5omnmmgpshv"/>LIST OF ANNEXES</text:p>
      <text:p text:style-name="P12"><text:bookmark text:name="_lsm33wu2kr9g"/>The following Annexes are included in this agreement. Designation by letter of the alphabet is for purposes of identification only, there is no intention for the annexes to follow alphabetical order therefore no inference may be made from use or non use of any letter of the alphabet or the order of the annexes. Only annexes listed here are part of this agreement. In other words if an Annex is not listed here is it irrelevant whether the alphabetical order of annexes skips out multiple letters, the letters skipped to not designate missing annexes. Obviously.</text:p>
      <text:p text:style-name="P12"><text:bookmark text:name="_a9hjs4p8xauo"/>Annex A: Task List</text:p>
      <text:p text:style-name="P12"><text:bookmark text:name="_px96jp85ckae"/>Annex B: Participant List</text:p>
      <text:p text:style-name="P12"><text:bookmark text:name="_ys2ct6vovamq"/>Annex C: Communications Protocol</text:p>
      <text:p text:style-name="P12"><text:bookmark text:name="_vv5huarsm29s"/>Annex D: Code of Conduct</text:p>
      <text:p text:style-name="P12"><text:bookmark text:name="_jtlb9bbsylgo"/>Annex E: Asset Register</text:p>
      <text:p text:style-name="P12"><text:bookmark text:name="_wpqji0gwmsfb"/>Annex P: Personal Data Safeguards</text:p>
      <text:p text:style-name="P12"><text:bookmark text:name="_3g97f4p4loez"/>Annex R: <text:s/>Confidential Information</text:p>
      <text:p text:style-name="P12"><text:bookmark text:name="_o1nbk6321sk"/>Annex S: Security Standards</text:p>
      <text:p text:style-name="P12"><text:bookmark text:name="_c2u614v36ckc"/></text:p>
      <text:p text:style-name="P52"><text:bookmark text:name="_v09o61y569gs"/>ANNEX A: TASKS</text:p>
      <text:p text:style-name="P12"><text:bookmark text:name="_voumcviad7di"/></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Task Number</text:p>
          </table:table-cell>
          <table:table-cell table:style-name="Table1.A1" office:value-type="string">
            <text:p text:style-name="P29">Participant</text:p>
          </table:table-cell>
          <table:table-cell table:style-name="Table1.A1" office:value-type="string">
            <text:p text:style-name="P29">Task</text:p>
          </table:table-cell>
          <table:table-cell table:style-name="Table1.A1" office:value-type="string">
            <text:p text:style-name="P29">Period/Due Date</text:p>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row>
      </table:table>
      <text:p text:style-name="P12"><text:bookmark text:name="_gt7gp47e7shn"/></text:p>
      <text:p text:style-name="P12"><text:bookmark text:name="_lxb8tns9ibuo"/>Tasks Involving Money</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row table:style-name="Table2.1">
          <table:table-cell table:style-name="Table2.A1" office:value-type="string">
            <text:p text:style-name="P8">Task Number</text:p>
          </table:table-cell>
          <table:table-cell table:style-name="Table2.A1" office:value-type="string">
            <text:p text:style-name="P8">Participan/3rd Party paying Money</text:p>
          </table:table-cell>
          <table:table-cell table:style-name="Table2.A1" office:value-type="string">
            <text:p text:style-name="P8">Participant/3rd Party Receiving Money</text:p>
          </table:table-cell>
          <table:table-cell table:style-name="Table2.A1" office:value-type="string">
            <text:p text:style-name="P8">Amount</text:p>
          </table:table-cell>
          <table:table-cell table:style-name="Table2.A1" office:value-type="string">
            <text:p text:style-name="P8">Money Task</text:p>
            <text:p text:style-name="P8">Including whether payment for expenses, services rendered or donations received/given</text:p>
          </table:table-cell>
          <table:table-cell table:style-name="Table2.A1" office:value-type="string">
            <text:p text:style-name="P8">Due Date for Payment</text:p>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40"><text:bookmark text:name="_gt7gp47e7shn1"/></text:p>
      <text:p text:style-name="P12"><text:bookmark text:name="_isrmkw6zkv83"/><text:soft-page-break/></text:p>
      <text:p text:style-name="P12"><text:bookmark text:name="_y6rwrmvc5nim"/></text:p>
      <text:p text:style-name="P53"><text:bookmark text:name="_n2fivs32agoj"/>ANNEX B: LIST OF PARTICIPANTS</text:p>
      <text:p text:style-name="P12"><text:bookmark text:name="_xaxydvhod1ln"/></text:p>
      <text:p text:style-name="Standard"><text:span text:style-name="T5">Participant:</text:span></text:p>
      <text:p text:style-name="Standard"><text:span text:style-name="T5">Full legal name:</text:span></text:p>
      <text:p text:style-name="Standard"><text:span text:style-name="T5">Legal Description: </text:span></text:p>
      <text:p text:style-name="Standard"><text:span text:style-name="T4">[Participant] is</text:span></text:p>
      <text:p text:style-name="P3"><text:span text:style-name="T4">{A. a natural person or</text:span></text:p>
      <text:p text:style-name="P3"><text:span text:style-name="T4">B. a company, with registration number [insert registration number] registered in [insert where registered e.g. Delaware, Hong Kong]</text:span></text:p>
      <text:p text:style-name="P3"><text:span text:style-name="T4">C. </text:span><text:span text:style-name="T6">When a participant is neither a natural person nor a company but something else such as a university, partnership or trust then state its legal nature and jurisdiction e.g Cayman Islands Trust or Irish State University</text:span><text:span text:style-name="T4">].}</text:span></text:p>
      <text:p text:style-name="P3"><text:span text:style-name="T5">Full Name of Person Signing on behalf of [Name of Participant]</text:span><text:span text:style-name="T4"> </text:span></text:p>
      <text:p text:style-name="P3"><text:span text:style-name="T5">Authority of Signatory on behalf of <text:s/>[Name of Participant] </text:span></text:p>
      <text:p text:style-name="P3"><text:span text:style-name="T8"><text:s/></text:span><text:span text:style-name="T4">The Signatory is <text:s/></text:span><text:span text:style-name="T8"><text:line-break/></text:span><text:span text:style-name="T4">A. also [Participant] and is signing on his/her/their own behalf</text:span></text:p>
      <text:p text:style-name="P3"><text:span text:style-name="T4">B. signing on behalf of a company <text:line-break/>{Give the Title of Person signing on behalf of company e.g. Chief Executive Officer}</text:span></text:p>
      <text:p text:style-name="P3"><text:span text:style-name="T4">C. Not signing on her own behalf and not signing on behalf of a company but signing on behalf of [Participant]<text:line-break/>[</text:span><text:span text:style-name="T6">Give a legal description of theParticipant] e.g. partnership, trust <text:s/>and also describe the role of the person signing on behalf of the Participant e.g. managing partner of a partnership, trustee of a trust, agent of another person etc</text:span><text:span text:style-name="T4">.]</text:span></text:p>
      <text:p text:style-name="P3"><text:span text:style-name="T5">Email Address for Contract Notices to [Participant</text:span><text:span text:style-name="T4">]:</text:span></text:p>
      <text:p text:style-name="P3"><text:span text:style-name="T5">Physical Address for Notice to [Participant]:</text:span></text:p>
      <text:p text:style-name="P3"><text:span text:style-name="T5">Decision Maker for [Participant]:</text:span></text:p>
      <text:p text:style-name="P3"><text:span text:style-name="T5">Email Address of Decision Maker for [Participant]:</text:span></text:p>
      <text:p text:style-name="P3"><text:span text:style-name="T5">Mobile Phone Number of Decision Maker for [Participant]:</text:span></text:p>
      <text:p text:style-name="P3"><text:soft-page-break/><text:span text:style-name="T5">Communication Person for [</text:span><text:span text:style-name="T5"><office:annotation office:name="__Annotation__922_235228237"><dc:creator>Andrew Rens</dc:creator><dc:date>2020-06-23T07:47:58</dc:date><text:p><text:span text:style-name="T16">There could be multiple liason people on different issues if need be. They should be specified in the agreement.</text:span></text:p></office:annotation></text:span><text:span text:style-name="T5">Participant</text:span><office:annotation-end office:name="__Annotation__922_235228237"/><text:span text:style-name="T5">]</text:span><text:span text:style-name="T4">:</text:span></text:p>
      <text:p text:style-name="P3"><text:span text:style-name="T5">Email Address of [Communication] for [Participant]:</text:span></text:p>
      <text:p text:style-name="P3"><text:span text:style-name="T5">Mobile Phone Number of Decision Maker for [Participant]:</text:span></text:p>
      <text:p text:style-name="P7"/>
      <text:p text:style-name="P7"/>
      <text:p text:style-name="P7"/>
      <text:p text:style-name="P52"><text:bookmark text:name="_1ua8okj20gn2"/>ANNEX E: ASSET REGISTER</text:p>
      <text:p text:style-name="Standard"/>
      <text:p text:style-name="Standard"/>
      <text:p text:style-name="Standard"/>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9"><text:span text:style-name="T15">Asset Number</text:span></text:p>
          </table:table-cell>
          <table:table-cell table:style-name="Table3.A1" office:value-type="string">
            <text:p text:style-name="P29"><text:span text:style-name="T15">Description/Name</text:span></text:p>
          </table:table-cell>
          <table:table-cell table:style-name="Table3.A1" office:value-type="string">
            <text:p text:style-name="P29"><text:span text:style-name="T15">Number of Identical/</text:span></text:p>
            <text:p text:style-name="P29"><text:span text:style-name="T15">Similar Assets</text:span></text:p>
          </table:table-cell>
          <table:table-cell table:style-name="Table3.A1" office:value-type="string">
            <text:p text:style-name="P29"><text:span text:style-name="T15">Serial/</text:span></text:p>
            <text:p text:style-name="P29"><text:span text:style-name="T15">Registration</text:span></text:p>
            <text:p text:style-name="P29"><text:span text:style-name="T15">Number</text:span></text:p>
          </table:table-cell>
          <table:table-cell table:style-name="Table3.A1" office:value-type="string">
            <text:p text:style-name="P29"><text:span text:style-name="T15">Owner</text:span></text:p>
          </table:table-cell>
          <table:table-cell table:style-name="Table3.A1" office:value-type="string">
            <text:p text:style-name="P29"><text:span text:style-name="T15">Custodian</text:span></text:p>
          </table:table-cell>
          <table:table-cell table:style-name="Table3.A1" office:value-type="string">
            <text:p text:style-name="P29"><text:span text:style-name="T15">Address where asset located</text:span></text:p>
          </table:table-cell>
        </table:table-row>
        <table:table-row table:style-name="Table3.1">
          <table:table-cell table:style-name="Table3.A1" office:value-type="string">
            <text:p text:style-name="P29">1</text:p>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row table:style-name="Table3.1">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cell table:style-name="Table3.A1" office:value-type="string">
            <text:p text:style-name="P29"/>
          </table:table-cell>
        </table:table-row>
      </table:table>
      <text:p text:style-name="Standard"/>
      <text:p text:style-name="P7"/>
      <text:p text:style-name="P7"/>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Arial" fo:font-family="Arial" style:font-family-generic="roman" style:font-pitch="variable" fo:font-size="12.5pt"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2" style:display-name="ListLabel 2"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4" style:display-name="ListLabel 4" style:family="text">
      <style:text-properties style:font-name="Arial" fo:font-family="Arial" style:font-family-generic="roman" style:font-pitch="variable"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5" style:display-name="ListLabel 5"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6" style:display-name="ListLabel 6"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7" style:display-name="ListLabel 7"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8" style:display-name="ListLabel 8"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9" style:display-name="ListLabel 9" style:family="text">
      <style:text-properties style:font-name-asian="FreeSans" style:font-family-asian="FreeSans" style:font-family-generic-asian="system" style:font-pitch-asian="variable" style:font-name-complex="FreeSans" style:font-family-complex="FreeSan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1874in" fo:margin-left="1.0626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in" fo:margin-left="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9374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5" meta:paragraph-count="353" meta:word-count="7714" meta:character-count="47953" meta:non-whitespace-character-count="40641"/>
    <meta:generator>LibreOfficeDev/6.0.5.2$Linux_X86_64 LibreOffice_project/</meta:generator>
  </office:meta>
</office:document-meta>
</file>